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Mistral" svg:font-family="Mist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94cm" fo:margin-left="0.009cm" fo:margin-top="0cm" fo:margin-bottom="0cm" table:align="left" style:writing-mode="lr-tb"/>
    </style:style>
    <style:style style:name="Таблица1.A" style:family="table-column">
      <style:table-column-properties style:column-width="4.487cm"/>
    </style:style>
    <style:style style:name="Таблица1.B" style:family="table-column">
      <style:table-column-properties style:column-width="0.596cm"/>
    </style:style>
    <style:style style:name="Таблица1.C" style:family="table-column">
      <style:table-column-properties style:column-width="0.6cm"/>
    </style:style>
    <style:style style:name="Таблица1.D" style:family="table-column">
      <style:table-column-properties style:column-width="0.598cm"/>
    </style:style>
    <style:style style:name="Таблица1.E" style:family="table-column">
      <style:table-column-properties style:column-width="0.603cm"/>
    </style:style>
    <style:style style:name="Таблица1.F" style:family="table-column">
      <style:table-column-properties style:column-width="0.601cm"/>
    </style:style>
    <style:style style:name="Таблица1.1" style:family="table-row">
      <style:table-row-properties style:min-row-height="0.63cm" fo:keep-together="auto"/>
    </style:style>
    <style:style style:name="Таблица1.A1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Таблица1.B1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1.2" style:family="table-row">
      <style:table-row-properties style:min-row-height="0.739cm" fo:keep-together="auto"/>
    </style:style>
    <style:style style:name="Таблица1.3" style:family="table-row">
      <style:table-row-properties style:min-row-height="0.676cm" fo:keep-together="auto"/>
    </style:style>
    <style:style style:name="Таблица1.A4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1.5" style:family="table-row">
      <style:table-row-properties style:min-row-height="0.654cm" fo:keep-together="auto"/>
    </style:style>
    <style:style style:name="Таблица1.A5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1.A6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1.A7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1.A8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1.A9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1.A10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1.A11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1.A12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1.A13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6.033cm"/>
    </style:style>
    <style:style style:name="Таблица2.B" style:family="table-column">
      <style:table-column-properties style:column-width="3.81cm"/>
    </style:style>
    <style:style style:name="Таблица2.C" style:family="table-column">
      <style:table-column-properties style:column-width="6.659cm"/>
    </style:style>
    <style:style style:name="Таблица2.1" style:family="table-row">
      <style:table-row-properties style:min-row-height="0.609cm"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3" style:family="table">
      <style:table-properties style:width="16.501cm" fo:margin-left="0cm" fo:margin-top="0cm" fo:margin-bottom="0cm" table:align="left" style:writing-mode="lr-tb"/>
    </style:style>
    <style:style style:name="Таблица3.A" style:family="table-column">
      <style:table-column-properties style:column-width="2.671cm"/>
    </style:style>
    <style:style style:name="Таблица3.B" style:family="table-column">
      <style:table-column-properties style:column-width="3.639cm"/>
    </style:style>
    <style:style style:name="Таблица3.C" style:family="table-column">
      <style:table-column-properties style:column-width="7.271cm"/>
    </style:style>
    <style:style style:name="Таблица3.D" style:family="table-column">
      <style:table-column-properties style:column-width="2.919cm"/>
    </style:style>
    <style:style style:name="Таблица3.1" style:family="table-row">
      <style:table-row-properties style:row-height="2.574cm" fo:keep-together="auto"/>
    </style:style>
    <style:style style:name="Таблица3.A1" style:family="table-cell">
      <style:table-cell-properties style:vertical-align="middle" fo:background-color="#ffffff" fo:padding-left="0.071cm" fo:padding-right="0.071cm" fo:padding-top="0cm" fo:padding-bottom="0cm" fo:border-left="none" fo:border-right="0.75pt solid #000000" fo:border-top="1.5pt solid #000000" fo:border-bottom="1.5pt solid #000000">
        <style:background-image/>
      </style:table-cell-properties>
    </style:style>
    <style:style style:name="Таблица3.B1" style:family="table-cell">
      <style:table-cell-properties style:vertical-align="middle" fo:background-color="#ffffff" fo:padding-left="0.071cm" fo:padding-right="0.071cm" fo:padding-top="0cm" fo:padding-bottom="0cm" fo:border-left="0.75pt solid #000000" fo:border-right="0.75pt solid #000000" fo:border-top="1.5pt solid #000000" fo:border-bottom="1.5pt solid #000000">
        <style:background-image/>
      </style:table-cell-properties>
    </style:style>
    <style:style style:name="Таблица3.D1" style:family="table-cell">
      <style:table-cell-properties style:vertical-align="middle" fo:background-color="#ffffff" fo:padding-left="0.071cm" fo:padding-right="0.071cm" fo:padding-top="0cm" fo:padding-bottom="0cm" fo:border-left="0.75pt solid #000000" fo:border-right="none" fo:border-top="1.5pt solid #000000" fo:border-bottom="1.5pt solid #000000">
        <style:background-image/>
      </style:table-cell-properties>
    </style:style>
    <style:style style:name="Таблица3.2" style:family="table-row">
      <style:table-row-properties fo:keep-together="auto"/>
    </style:style>
    <style:style style:name="Таблица3.A2" style:family="table-cell">
      <style:table-cell-properties fo:background-color="#ffffff" fo:padding-left="0.071cm" fo:padding-right="0.071cm" fo:padding-top="0cm" fo:padding-bottom="0cm" fo:border-left="none" fo:border-right="0.75pt solid #000000" fo:border-top="1.5pt solid #000000" fo:border-bottom="0.75pt solid #000000">
        <style:background-image/>
      </style:table-cell-properties>
    </style:style>
    <style:style style:name="Таблица3.B2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Таблица3.C2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Таблица3.D2" style:family="table-cell">
      <style:table-cell-properties fo:background-color="#ffffff" fo:padding-left="0.071cm" fo:padding-right="0.071cm" fo:padding-top="0cm" fo:padding-bottom="0cm" fo:border-left="0.75pt solid #000000" fo:border-right="none" fo:border-top="1.5pt solid #000000" fo:border-bottom="0.75pt solid #000000">
        <style:background-image/>
      </style:table-cell-properties>
    </style:style>
    <style:style style:name="Таблица3.3" style:family="table-row">
      <style:table-row-properties fo:keep-together="auto"/>
    </style:style>
    <style:style style:name="Таблица3.A3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3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4" style:family="table-row">
      <style:table-row-properties fo:keep-together="auto"/>
    </style:style>
    <style:style style:name="Таблица3.A4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4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5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6" style:family="table-row">
      <style:table-row-properties fo:keep-together="auto"/>
    </style:style>
    <style:style style:name="Таблица3.A6" style:family="table-cell">
      <style:table-cell-properties fo:background-color="#ffffff" fo:padding-left="0.071cm" fo:padding-right="0.071cm" fo:padding-top="0cm" fo:padding-bottom="0cm" fo:border-left="none" fo:border-right="0.75pt solid #000000" fo:border-top="none" fo:border-bottom="0.75pt solid #000000">
        <style:background-image/>
      </style:table-cell-properties>
    </style:style>
    <style:style style:name="Таблица3.B6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C6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D6" style:family="table-cell">
      <style:table-cell-properties fo:background-color="#ffffff" fo:padding-left="0.071cm" fo:padding-right="0.071cm" fo:padding-top="0cm" fo:padding-bottom="0cm" fo:border-left="0.75pt solid #000000" fo:border-right="none" fo:border-top="none" fo:border-bottom="0.75pt solid #000000">
        <style:background-image/>
      </style:table-cell-properties>
    </style:style>
    <style:style style:name="Таблица3.7" style:family="table-row">
      <style:table-row-properties fo:keep-together="auto"/>
    </style:style>
    <style:style style:name="Таблица3.A7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7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3.A8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8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9" style:family="table-row">
      <style:table-row-properties fo:keep-together="auto"/>
    </style:style>
    <style:style style:name="Таблица3.A9" style:family="table-cell">
      <style:table-cell-properties fo:background-color="#ffffff" fo:padding-left="0.071cm" fo:padding-right="0.071cm" fo:padding-top="0cm" fo:padding-bottom="0cm" fo:border-left="none" fo:border-right="0.75pt solid #000000" fo:border-top="none" fo:border-bottom="0.75pt solid #000000">
        <style:background-image/>
      </style:table-cell-properties>
    </style:style>
    <style:style style:name="Таблица3.B9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C9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D9" style:family="table-cell">
      <style:table-cell-properties fo:background-color="#ffffff" fo:padding-left="0.071cm" fo:padding-right="0.071cm" fo:padding-top="0cm" fo:padding-bottom="0cm" fo:border-left="0.75pt solid #000000" fo:border-right="none" fo:border-top="none" fo:border-bottom="0.75pt solid #000000">
        <style:background-image/>
      </style:table-cell-properties>
    </style:style>
    <style:style style:name="Таблица3.10" style:family="table-row">
      <style:table-row-properties fo:keep-together="auto"/>
    </style:style>
    <style:style style:name="Таблица3.A10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0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1" style:family="table-row">
      <style:table-row-properties fo:keep-together="auto"/>
    </style:style>
    <style:style style:name="Таблица3.A11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1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2" style:family="table-row">
      <style:table-row-properties fo:keep-together="auto"/>
    </style:style>
    <style:style style:name="Таблица3.A12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2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3" style:family="table-row">
      <style:table-row-properties fo:keep-together="auto"/>
    </style:style>
    <style:style style:name="Таблица3.A13" style:family="table-cell">
      <style:table-cell-properties fo:background-color="#ffffff" fo:padding-left="0.071cm" fo:padding-right="0.071cm" fo:padding-top="0cm" fo:padding-bottom="0cm" fo:border-left="none" fo:border-right="0.75pt solid #000000" fo:border-top="none" fo:border-bottom="0.75pt solid #000000">
        <style:background-image/>
      </style:table-cell-properties>
    </style:style>
    <style:style style:name="Таблица3.B13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C13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D13" style:family="table-cell">
      <style:table-cell-properties fo:background-color="#ffffff" fo:padding-left="0.071cm" fo:padding-right="0.071cm" fo:padding-top="0cm" fo:padding-bottom="0cm" fo:border-left="0.75pt solid #000000" fo:border-right="none" fo:border-top="none" fo:border-bottom="0.75pt solid #000000">
        <style:background-image/>
      </style:table-cell-properties>
    </style:style>
    <style:style style:name="Таблица3.14" style:family="table-row">
      <style:table-row-properties fo:keep-together="auto"/>
    </style:style>
    <style:style style:name="Таблица3.A14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4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5" style:family="table-row">
      <style:table-row-properties fo:keep-together="auto"/>
    </style:style>
    <style:style style:name="Таблица3.A15" style:family="table-cell">
      <style:table-cell-properties fo:background-color="#ffffff" fo:padding-left="0.071cm" fo:padding-right="0.071cm" fo:padding-top="0cm" fo:padding-bottom="0cm" fo:border-left="none" fo:border-right="0.75pt solid #000000" fo:border-top="none" fo:border-bottom="0.75pt solid #000000">
        <style:background-image/>
      </style:table-cell-properties>
    </style:style>
    <style:style style:name="Таблица3.B15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C15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D15" style:family="table-cell">
      <style:table-cell-properties fo:background-color="#ffffff" fo:padding-left="0.071cm" fo:padding-right="0.071cm" fo:padding-top="0cm" fo:padding-bottom="0cm" fo:border-left="0.75pt solid #000000" fo:border-right="none" fo:border-top="none" fo:border-bottom="0.75pt solid #000000">
        <style:background-image/>
      </style:table-cell-properties>
    </style:style>
    <style:style style:name="Таблица3.16" style:family="table-row">
      <style:table-row-properties fo:keep-together="auto"/>
    </style:style>
    <style:style style:name="Таблица3.A16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6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7" style:family="table-row">
      <style:table-row-properties fo:keep-together="auto"/>
    </style:style>
    <style:style style:name="Таблица3.A17" style:family="table-cell">
      <style:table-cell-properties fo:background-color="#ffffff" fo:padding-left="0.071cm" fo:padding-right="0.071cm" fo:padding-top="0cm" fo:padding-bottom="0cm" fo:border-left="none" fo:border-right="0.75pt solid #000000" fo:border-top="none" fo:border-bottom="0.75pt solid #000000">
        <style:background-image/>
      </style:table-cell-properties>
    </style:style>
    <style:style style:name="Таблица3.B17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C17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D17" style:family="table-cell">
      <style:table-cell-properties fo:background-color="#ffffff" fo:padding-left="0.071cm" fo:padding-right="0.071cm" fo:padding-top="0cm" fo:padding-bottom="0cm" fo:border-left="0.75pt solid #000000" fo:border-right="none" fo:border-top="none" fo:border-bottom="0.75pt solid #000000">
        <style:background-image/>
      </style:table-cell-properties>
    </style:style>
    <style:style style:name="Таблица3.18" style:family="table-row">
      <style:table-row-properties fo:keep-together="auto"/>
    </style:style>
    <style:style style:name="Таблица3.A18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8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9" style:family="table-row">
      <style:table-row-properties fo:keep-together="auto"/>
    </style:style>
    <style:style style:name="Таблица3.A19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9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20" style:family="table-row">
      <style:table-row-properties fo:keep-together="auto"/>
    </style:style>
    <style:style style:name="Таблица3.A20" style:family="table-cell">
      <style:table-cell-properties fo:background-color="#ffffff" fo:padding-left="0.071cm" fo:padding-right="0.071cm" fo:padding-top="0cm" fo:padding-bottom="0cm" fo:border-left="none" fo:border-right="0.75pt solid #000000" fo:border-top="none" fo:border-bottom="0.75pt solid #000000">
        <style:background-image/>
      </style:table-cell-properties>
    </style:style>
    <style:style style:name="Таблица3.B20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C20" style:family="table-cell">
      <style:table-cell-properties fo:background-color="#ffffff" fo:padding-left="0.071cm" fo:padding-right="0.07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Таблица3.D20" style:family="table-cell">
      <style:table-cell-properties fo:background-color="#ffffff" fo:padding-left="0.071cm" fo:padding-right="0.071cm" fo:padding-top="0cm" fo:padding-bottom="0cm" fo:border-left="0.75pt solid #000000" fo:border-right="none" fo:border-top="none" fo:border-bottom="0.75pt solid #000000">
        <style:background-image/>
      </style:table-cell-properties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2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2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21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2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2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22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23" style:family="table-row">
      <style:table-row-properties fo:keep-together="auto"/>
    </style:style>
    <style:style style:name="Таблица3.A23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2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2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23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24" style:family="table-row">
      <style:table-row-properties fo:keep-together="auto"/>
    </style:style>
    <style:style style:name="Таблица3.A24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2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2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24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25" style:family="table-row">
      <style:table-row-properties fo:keep-together="auto"/>
    </style:style>
    <style:style style:name="Таблица3.A25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2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2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25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26" style:family="table-row">
      <style:table-row-properties fo:keep-together="auto"/>
    </style:style>
    <style:style style:name="Таблица3.A26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2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2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26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2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2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27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28" style:family="table-row">
      <style:table-row-properties fo:keep-together="auto"/>
    </style:style>
    <style:style style:name="Таблица3.A28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2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2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28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29" style:family="table-row">
      <style:table-row-properties fo:keep-together="auto"/>
    </style:style>
    <style:style style:name="Таблица3.A29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2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2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29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30" style:family="table-row">
      <style:table-row-properties fo:keep-together="auto"/>
    </style:style>
    <style:style style:name="Таблица3.A30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3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3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30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31" style:family="table-row">
      <style:table-row-properties fo:keep-together="auto"/>
    </style:style>
    <style:style style:name="Таблица3.A31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3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3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31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32" style:family="table-row">
      <style:table-row-properties fo:keep-together="auto"/>
    </style:style>
    <style:style style:name="Таблица3.A32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3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3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32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33" style:family="table-row">
      <style:table-row-properties fo:keep-together="auto"/>
    </style:style>
    <style:style style:name="Таблица3.A33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3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3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33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34" style:family="table-row">
      <style:table-row-properties fo:keep-together="auto"/>
    </style:style>
    <style:style style:name="Таблица3.A34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3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3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34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35" style:family="table-row">
      <style:table-row-properties fo:keep-together="auto"/>
    </style:style>
    <style:style style:name="Таблица3.A35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3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3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35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36" style:family="table-row">
      <style:table-row-properties fo:keep-together="auto"/>
    </style:style>
    <style:style style:name="Таблица3.A36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3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3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36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37" style:family="table-row">
      <style:table-row-properties fo:keep-together="auto"/>
    </style:style>
    <style:style style:name="Таблица3.A37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3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3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37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38" style:family="table-row">
      <style:table-row-properties fo:keep-together="auto"/>
    </style:style>
    <style:style style:name="Таблица3.A38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3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3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38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39" style:family="table-row">
      <style:table-row-properties fo:keep-together="auto"/>
    </style:style>
    <style:style style:name="Таблица3.A39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3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3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39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40" style:family="table-row">
      <style:table-row-properties fo:keep-together="auto"/>
    </style:style>
    <style:style style:name="Таблица3.A40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4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4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40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41" style:family="table-row">
      <style:table-row-properties fo:keep-together="auto"/>
    </style:style>
    <style:style style:name="Таблица3.A41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4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4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41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42" style:family="table-row">
      <style:table-row-properties fo:keep-together="auto"/>
    </style:style>
    <style:style style:name="Таблица3.A42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4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4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42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43" style:family="table-row">
      <style:table-row-properties fo:keep-together="auto"/>
    </style:style>
    <style:style style:name="Таблица3.A43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4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4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43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44" style:family="table-row">
      <style:table-row-properties fo:keep-together="auto"/>
    </style:style>
    <style:style style:name="Таблица3.A44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4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4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44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45" style:family="table-row">
      <style:table-row-properties fo:keep-together="auto"/>
    </style:style>
    <style:style style:name="Таблица3.A45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4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4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45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46" style:family="table-row">
      <style:table-row-properties fo:keep-together="auto"/>
    </style:style>
    <style:style style:name="Таблица3.A46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4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4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46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47" style:family="table-row">
      <style:table-row-properties fo:keep-together="auto"/>
    </style:style>
    <style:style style:name="Таблица3.A47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4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4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47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48" style:family="table-row">
      <style:table-row-properties fo:keep-together="auto"/>
    </style:style>
    <style:style style:name="Таблица3.A48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4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4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48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49" style:family="table-row">
      <style:table-row-properties fo:keep-together="auto"/>
    </style:style>
    <style:style style:name="Таблица3.A49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4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4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49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50" style:family="table-row">
      <style:table-row-properties fo:keep-together="auto"/>
    </style:style>
    <style:style style:name="Таблица3.A50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5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5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50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51" style:family="table-row">
      <style:table-row-properties fo:keep-together="auto"/>
    </style:style>
    <style:style style:name="Таблица3.A51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5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5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51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52" style:family="table-row">
      <style:table-row-properties fo:keep-together="auto"/>
    </style:style>
    <style:style style:name="Таблица3.A52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5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5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52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53" style:family="table-row">
      <style:table-row-properties fo:keep-together="auto"/>
    </style:style>
    <style:style style:name="Таблица3.A53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5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5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53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54" style:family="table-row">
      <style:table-row-properties fo:keep-together="auto"/>
    </style:style>
    <style:style style:name="Таблица3.A54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5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5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54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55" style:family="table-row">
      <style:table-row-properties fo:keep-together="auto"/>
    </style:style>
    <style:style style:name="Таблица3.A55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5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5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55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56" style:family="table-row">
      <style:table-row-properties fo:keep-together="auto"/>
    </style:style>
    <style:style style:name="Таблица3.A56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5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5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56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57" style:family="table-row">
      <style:table-row-properties fo:keep-together="auto"/>
    </style:style>
    <style:style style:name="Таблица3.A57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5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5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57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58" style:family="table-row">
      <style:table-row-properties fo:keep-together="auto"/>
    </style:style>
    <style:style style:name="Таблица3.A58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5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5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58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59" style:family="table-row">
      <style:table-row-properties fo:keep-together="auto"/>
    </style:style>
    <style:style style:name="Таблица3.A59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5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5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59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60" style:family="table-row">
      <style:table-row-properties fo:keep-together="auto"/>
    </style:style>
    <style:style style:name="Таблица3.A60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6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6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60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61" style:family="table-row">
      <style:table-row-properties fo:keep-together="auto"/>
    </style:style>
    <style:style style:name="Таблица3.A61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6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6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61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62" style:family="table-row">
      <style:table-row-properties fo:keep-together="auto"/>
    </style:style>
    <style:style style:name="Таблица3.A62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6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6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62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63" style:family="table-row">
      <style:table-row-properties fo:keep-together="auto"/>
    </style:style>
    <style:style style:name="Таблица3.A63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6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6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63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64" style:family="table-row">
      <style:table-row-properties fo:keep-together="auto"/>
    </style:style>
    <style:style style:name="Таблица3.A64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6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6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64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65" style:family="table-row">
      <style:table-row-properties fo:keep-together="auto"/>
    </style:style>
    <style:style style:name="Таблица3.A65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6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6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65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66" style:family="table-row">
      <style:table-row-properties fo:keep-together="auto"/>
    </style:style>
    <style:style style:name="Таблица3.A66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6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6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66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67" style:family="table-row">
      <style:table-row-properties fo:keep-together="auto"/>
    </style:style>
    <style:style style:name="Таблица3.A67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6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6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67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68" style:family="table-row">
      <style:table-row-properties fo:keep-together="auto"/>
    </style:style>
    <style:style style:name="Таблица3.A68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6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6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68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69" style:family="table-row">
      <style:table-row-properties fo:keep-together="auto"/>
    </style:style>
    <style:style style:name="Таблица3.A69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6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6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69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70" style:family="table-row">
      <style:table-row-properties fo:keep-together="auto"/>
    </style:style>
    <style:style style:name="Таблица3.A70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7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7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70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71" style:family="table-row">
      <style:table-row-properties fo:keep-together="auto"/>
    </style:style>
    <style:style style:name="Таблица3.A71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7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7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71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72" style:family="table-row">
      <style:table-row-properties fo:keep-together="auto"/>
    </style:style>
    <style:style style:name="Таблица3.A72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7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7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72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73" style:family="table-row">
      <style:table-row-properties fo:keep-together="auto"/>
    </style:style>
    <style:style style:name="Таблица3.A73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7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7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73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74" style:family="table-row">
      <style:table-row-properties fo:keep-together="auto"/>
    </style:style>
    <style:style style:name="Таблица3.A74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7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7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74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75" style:family="table-row">
      <style:table-row-properties fo:keep-together="auto"/>
    </style:style>
    <style:style style:name="Таблица3.A75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7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7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75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76" style:family="table-row">
      <style:table-row-properties fo:keep-together="auto"/>
    </style:style>
    <style:style style:name="Таблица3.A76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7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7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76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77" style:family="table-row">
      <style:table-row-properties fo:keep-together="auto"/>
    </style:style>
    <style:style style:name="Таблица3.A77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7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7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77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78" style:family="table-row">
      <style:table-row-properties fo:keep-together="auto"/>
    </style:style>
    <style:style style:name="Таблица3.A78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7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7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78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79" style:family="table-row">
      <style:table-row-properties fo:keep-together="auto"/>
    </style:style>
    <style:style style:name="Таблица3.A79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7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7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79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80" style:family="table-row">
      <style:table-row-properties fo:keep-together="auto"/>
    </style:style>
    <style:style style:name="Таблица3.A80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8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8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80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81" style:family="table-row">
      <style:table-row-properties fo:keep-together="auto"/>
    </style:style>
    <style:style style:name="Таблица3.A81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8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8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81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82" style:family="table-row">
      <style:table-row-properties fo:keep-together="auto"/>
    </style:style>
    <style:style style:name="Таблица3.A82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8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8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82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83" style:family="table-row">
      <style:table-row-properties fo:keep-together="auto"/>
    </style:style>
    <style:style style:name="Таблица3.A83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8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8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83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84" style:family="table-row">
      <style:table-row-properties fo:keep-together="auto"/>
    </style:style>
    <style:style style:name="Таблица3.A84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8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8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84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85" style:family="table-row">
      <style:table-row-properties fo:keep-together="auto"/>
    </style:style>
    <style:style style:name="Таблица3.A85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8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8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85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86" style:family="table-row">
      <style:table-row-properties fo:keep-together="auto"/>
    </style:style>
    <style:style style:name="Таблица3.A86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8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8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86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87" style:family="table-row">
      <style:table-row-properties fo:keep-together="auto"/>
    </style:style>
    <style:style style:name="Таблица3.A87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8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8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87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88" style:family="table-row">
      <style:table-row-properties fo:keep-together="auto"/>
    </style:style>
    <style:style style:name="Таблица3.A88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8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8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88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89" style:family="table-row">
      <style:table-row-properties fo:keep-together="auto"/>
    </style:style>
    <style:style style:name="Таблица3.A89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8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8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89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90" style:family="table-row">
      <style:table-row-properties fo:keep-together="auto"/>
    </style:style>
    <style:style style:name="Таблица3.A90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9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9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90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91" style:family="table-row">
      <style:table-row-properties fo:keep-together="auto"/>
    </style:style>
    <style:style style:name="Таблица3.A91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9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9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91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92" style:family="table-row">
      <style:table-row-properties fo:keep-together="auto"/>
    </style:style>
    <style:style style:name="Таблица3.A92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9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9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92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93" style:family="table-row">
      <style:table-row-properties fo:keep-together="auto"/>
    </style:style>
    <style:style style:name="Таблица3.A93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9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9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93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94" style:family="table-row">
      <style:table-row-properties fo:keep-together="auto"/>
    </style:style>
    <style:style style:name="Таблица3.A94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9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9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94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95" style:family="table-row">
      <style:table-row-properties fo:keep-together="auto"/>
    </style:style>
    <style:style style:name="Таблица3.A95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9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9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95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96" style:family="table-row">
      <style:table-row-properties fo:keep-together="auto"/>
    </style:style>
    <style:style style:name="Таблица3.A96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9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9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96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97" style:family="table-row">
      <style:table-row-properties fo:keep-together="auto"/>
    </style:style>
    <style:style style:name="Таблица3.A97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9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9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97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98" style:family="table-row">
      <style:table-row-properties fo:keep-together="auto"/>
    </style:style>
    <style:style style:name="Таблица3.A98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9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9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98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99" style:family="table-row">
      <style:table-row-properties fo:keep-together="auto"/>
    </style:style>
    <style:style style:name="Таблица3.A99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9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9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99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00" style:family="table-row">
      <style:table-row-properties fo:keep-together="auto"/>
    </style:style>
    <style:style style:name="Таблица3.A100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0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0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00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01" style:family="table-row">
      <style:table-row-properties fo:keep-together="auto"/>
    </style:style>
    <style:style style:name="Таблица3.A101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0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0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01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02" style:family="table-row">
      <style:table-row-properties fo:keep-together="auto"/>
    </style:style>
    <style:style style:name="Таблица3.A102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0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0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02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03" style:family="table-row">
      <style:table-row-properties fo:keep-together="auto"/>
    </style:style>
    <style:style style:name="Таблица3.A103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0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03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03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04" style:family="table-row">
      <style:table-row-properties fo:keep-together="auto"/>
    </style:style>
    <style:style style:name="Таблица3.A104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0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04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04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05" style:family="table-row">
      <style:table-row-properties fo:keep-together="auto"/>
    </style:style>
    <style:style style:name="Таблица3.A105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0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05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05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06" style:family="table-row">
      <style:table-row-properties fo:keep-together="auto"/>
    </style:style>
    <style:style style:name="Таблица3.A106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0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06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06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07" style:family="table-row">
      <style:table-row-properties fo:keep-together="auto"/>
    </style:style>
    <style:style style:name="Таблица3.A107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0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07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07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08" style:family="table-row">
      <style:table-row-properties fo:keep-together="auto"/>
    </style:style>
    <style:style style:name="Таблица3.A108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0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08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08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09" style:family="table-row">
      <style:table-row-properties fo:keep-together="auto"/>
    </style:style>
    <style:style style:name="Таблица3.A109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0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09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09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10" style:family="table-row">
      <style:table-row-properties fo:keep-together="auto"/>
    </style:style>
    <style:style style:name="Таблица3.A110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1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10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10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11" style:family="table-row">
      <style:table-row-properties fo:keep-together="auto"/>
    </style:style>
    <style:style style:name="Таблица3.A111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1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11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11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3.112" style:family="table-row">
      <style:table-row-properties fo:keep-together="auto"/>
    </style:style>
    <style:style style:name="Таблица3.A112" style:family="table-cell">
      <style:table-cell-properties fo:background-color="#ffffff" fo:padding-left="0.071cm" fo:padding-right="0.07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Таблица3.B11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C112" style:family="table-cell">
      <style:table-cell-properties fo:background-color="#ffffff" fo:padding-left="0.071cm" fo:padding-right="0.071cm" fo:padding-top="0cm" fo:padding-bottom="0cm" fo:border="0.75pt solid #000000">
        <style:background-image/>
      </style:table-cell-properties>
    </style:style>
    <style:style style:name="Таблица3.D112" style:family="table-cell">
      <style:table-cell-properties fo:background-color="#ffffff" fo:padding-left="0.071cm" fo:padding-right="0.07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4" style:family="table">
      <style:table-properties style:width="16.501cm" style:rel-width="100%" fo:margin-left="0.009cm" fo:margin-top="0cm" fo:margin-bottom="0cm" table:align="left" style:writing-mode="lr-tb"/>
    </style:style>
    <style:style style:name="Таблица4.A" style:family="table-column">
      <style:table-column-properties style:column-width="3.21cm" style:rel-column-width="12753*"/>
    </style:style>
    <style:style style:name="Таблица4.B" style:family="table-column">
      <style:table-column-properties style:column-width="6.944cm" style:rel-column-width="27577*"/>
    </style:style>
    <style:style style:name="Таблица4.C" style:family="table-column">
      <style:table-column-properties style:column-width="6.346cm" style:rel-column-width="25205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C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C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B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C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" style:family="table">
      <style:table-properties style:width="16.501cm" fo:margin-left="0cm" fo:margin-top="0cm" fo:margin-bottom="0cm" table:align="left" style:writing-mode="lr-tb"/>
    </style:style>
    <style:style style:name="Таблица5.A" style:family="table-column">
      <style:table-column-properties style:column-width="6.033cm"/>
    </style:style>
    <style:style style:name="Таблица5.B" style:family="table-column">
      <style:table-column-properties style:column-width="3.81cm"/>
    </style:style>
    <style:style style:name="Таблица5.C" style:family="table-column">
      <style:table-column-properties style:column-width="6.65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6.033cm"/>
    </style:style>
    <style:style style:name="Таблица6.B" style:family="table-column">
      <style:table-column-properties style:column-width="3.81cm"/>
    </style:style>
    <style:style style:name="Таблица6.C" style:family="table-column">
      <style:table-column-properties style:column-width="6.65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Без_20_отступа">
      <style:paragraph-properties fo:margin-top="0cm" fo:margin-bottom="0cm" style:contextual-spacing="false" fo:orphans="2" fo:widows="2"/>
    </style:style>
    <style:style style:name="P2" style:family="paragraph" style:parent-style-name="Бланк">
      <style:paragraph-properties>
        <style:tab-stops>
          <style:tab-stop style:position="12.594cm" style:type="center"/>
          <style:tab-stop style:position="16.503cm" style:type="right"/>
        </style:tab-stops>
      </style:paragraph-properties>
    </style:style>
    <style:style style:name="P3" style:family="paragraph" style:parent-style-name="Бланк">
      <style:paragraph-properties>
        <style:tab-stops>
          <style:tab-stop style:position="8.493cm" style:type="center"/>
          <style:tab-stop style:position="16.503cm" style:type="right"/>
        </style:tab-stops>
      </style:paragraph-properties>
    </style:style>
    <style:style style:name="P4" style:family="paragraph" style:parent-style-name="Бланк">
      <style:paragraph-properties>
        <style:tab-stops>
          <style:tab-stop style:position="10.001cm" style:type="center"/>
          <style:tab-stop style:position="16.503cm" style:type="char" style:char=","/>
        </style:tab-stops>
      </style:paragraph-properties>
    </style:style>
    <style:style style:name="P5" style:family="paragraph" style:parent-style-name="Бланк">
      <style:paragraph-properties>
        <style:tab-stops>
          <style:tab-stop style:position="8.493cm" style:type="center"/>
          <style:tab-stop style:position="16.501cm" style:type="right"/>
        </style:tab-stops>
      </style:paragraph-properties>
    </style:style>
    <style:style style:name="P6" style:family="paragraph" style:parent-style-name="Бланк">
      <style:paragraph-properties>
        <style:tab-stops>
          <style:tab-stop style:position="9.102cm" style:type="center"/>
          <style:tab-stop style:position="16.503cm" style:type="char" style:char=","/>
        </style:tab-stops>
      </style:paragraph-properties>
    </style:style>
    <style:style style:name="P7" style:family="paragraph" style:parent-style-name="Бланк_20__28_с_20_абзацем_29_">
      <style:paragraph-properties>
        <style:tab-stops>
          <style:tab-stop style:position="10.795cm"/>
          <style:tab-stop style:position="16.501cm" style:type="right"/>
        </style:tab-stops>
      </style:paragraph-properties>
    </style:style>
    <style:style style:name="P8" style:family="paragraph" style:parent-style-name="Бланк_20__28_с_20_абзацем_29_">
      <style:paragraph-properties>
        <style:tab-stops>
          <style:tab-stop style:position="11.007cm" style:type="center"/>
          <style:tab-stop style:position="16.503cm" style:type="right"/>
        </style:tab-stops>
      </style:paragraph-properties>
    </style:style>
    <style:style style:name="P9" style:family="paragraph" style:parent-style-name="Бланк_20__28_с_20_абзацем_29_">
      <style:paragraph-properties>
        <style:tab-stops>
          <style:tab-stop style:position="11.007cm" style:type="center"/>
          <style:tab-stop style:position="16.501cm" style:type="right"/>
        </style:tab-stops>
      </style:paragraph-properties>
    </style:style>
    <style:style style:name="P10" style:family="paragraph" style:parent-style-name="Бланк_20__28_с_20_абзацем_29_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8.493cm" style:type="center"/>
          <style:tab-stop style:position="16.501cm" style:type="right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Бланк_20__28_с_20_абзацем_29_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8.493cm" style:type="center"/>
          <style:tab-stop style:position="16.501cm" style:type="right"/>
        </style:tab-stops>
      </style:paragraph-properties>
      <style:text-properties style:text-underline-style="solid" style:text-underline-width="auto" style:text-underline-color="font-color"/>
    </style:style>
    <style:style style:name="P12" style:family="paragraph" style:parent-style-name="Бланк_20__28_с_20_абзацем_29_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8.493cm" style:type="center"/>
          <style:tab-stop style:position="16.501cm" style:type="right"/>
        </style:tab-stops>
      </style:paragraph-properties>
    </style:style>
    <style:style style:name="P13" style:family="paragraph" style:parent-style-name="Бланк_20__28_с_20_абзацем_29_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8.493cm" style:type="center"/>
          <style:tab-stop style:position="16.501cm" style:type="right"/>
        </style:tab-stops>
      </style:paragraph-properties>
    </style:style>
    <style:style style:name="P14" style:family="paragraph" style:parent-style-name="Бланк_20_1">
      <style:paragraph-properties>
        <style:tab-stops>
          <style:tab-stop style:position="10.292cm"/>
          <style:tab-stop style:position="13.494cm" style:type="center"/>
          <style:tab-stop style:position="16.503cm" style:type="right"/>
        </style:tab-stops>
      </style:paragraph-properties>
    </style:style>
    <style:style style:name="P15" style:family="paragraph" style:parent-style-name="Влево">
      <style:paragraph-properties fo:margin-top="0cm" fo:margin-bottom="0cm" style:contextual-spacing="false" fo:orphans="2" fo:widows="2"/>
      <style:text-properties fo:language="ru" fo:country="RU" style:letter-kerning="false" style:font-name-asian="Calibri1" style:language-asian="en" style:country-asian="US" style:font-name-complex="F" style:language-complex="ar" style:country-complex="SA"/>
    </style:style>
    <style:style style:name="P16" style:family="paragraph" style:parent-style-name="Влево">
      <style:paragraph-properties fo:margin-top="0cm" fo:margin-bottom="0cm" style:contextual-spacing="false" fo:line-height="100%" fo:orphans="2" fo:widows="2"/>
      <style:text-properties fo:language="ru" fo:country="RU" style:letter-kerning="false" style:font-name-asian="Calibri1" style:language-asian="en" style:country-asian="US" style:font-name-complex="F" style:language-complex="ar" style:country-complex="SA"/>
    </style:style>
    <style:style style:name="P17" style:family="paragraph" style:parent-style-name="Влево">
      <style:paragraph-properties fo:margin-top="0cm" fo:margin-bottom="0cm" style:contextual-spacing="false" fo:orphans="2" fo:widows="2"/>
      <style:text-properties fo:language="ru" fo:country="RU" style:letter-kerning="false" style:font-name-asian="Calibri1" style:language-asian="en" style:country-asian="US" style:font-name-complex="F" style:font-size-complex="12pt" style:language-complex="ar" style:country-complex="SA"/>
    </style:style>
    <style:style style:name="P18" style:family="paragraph" style:parent-style-name="Влево">
      <style:paragraph-properties fo:margin-top="0cm" fo:margin-bottom="0cm" style:contextual-spacing="false" fo:line-height="100%" fo:orphans="2" fo:widows="2"/>
      <style:text-properties fo:language="ru" fo:country="RU" style:letter-kerning="false" style:font-name-asian="Calibri1" style:language-asian="en" style:country-asian="US" style:font-name-complex="F" style:font-size-complex="12pt" style:language-complex="ar" style:country-complex="SA"/>
    </style:style>
    <style:style style:name="P19" style:family="paragraph" style:parent-style-name="Влево">
      <style:paragraph-properties fo:margin-top="0cm" fo:margin-bottom="0cm" style:contextual-spacing="false" fo:text-align="start" style:justify-single-word="false" fo:orphans="2" fo:widows="2"/>
    </style:style>
    <style:style style:name="P20" style:family="paragraph" style:parent-style-name="Влево">
      <style:paragraph-properties fo:margin-top="0cm" fo:margin-bottom="0cm" style:contextual-spacing="false" fo:text-align="start" style:justify-single-word="false" fo:orphans="2" fo:widows="2"/>
      <style:text-properties officeooo:rsid="0007c8e3" officeooo:paragraph-rsid="0007c8e3"/>
    </style:style>
    <style:style style:name="P21" style:family="paragraph" style:parent-style-name="Должность">
      <style:paragraph-properties fo:margin-top="0cm" fo:margin-bottom="0.212cm" style:contextual-spacing="false" fo:orphans="2" fo:widows="2"/>
    </style:style>
    <style:style style:name="P22" style:family="paragraph" style:parent-style-name="Должность">
      <style:paragraph-properties fo:margin-top="0cm" fo:margin-bottom="0.212cm" style:contextual-spacing="false" fo:orphans="2" fo:widows="2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23" style:family="paragraph" style:parent-style-name="Обычный_20__28_влево_29_">
      <style:paragraph-properties fo:orphans="0" fo:widows="0"/>
    </style:style>
    <style:style style:name="P24" style:family="paragraph" style:parent-style-name="Обычный_20__28_влево_29_">
      <style:paragraph-properties fo:orphans="0" fo:widows="0" fo:hyphenation-ladder-count="no-limit"/>
      <style:text-properties fo:hyphenate="false" fo:hyphenation-remain-char-count="2" fo:hyphenation-push-char-count="2" loext:hyphenation-no-caps="false"/>
    </style:style>
    <style:style style:name="P25" style:family="paragraph" style:parent-style-name="Обычный_20__28_по_20_центру_20__2b__20_одинарный_29_">
      <style:paragraph-properties fo:orphans="0" fo:widows="0"/>
    </style:style>
    <style:style style:name="P26" style:family="paragraph" style:parent-style-name="Обычный_20__28_по_20_центру_20__2b__20_одинарный_29_">
      <style:paragraph-properties fo:orphans="0" fo:widows="0"/>
      <style:text-properties officeooo:paragraph-rsid="0007c8e3"/>
    </style:style>
    <style:style style:name="P27" style:family="paragraph" style:parent-style-name="Обычный_20__28_по_20_центру_20__2b__20_одинарный_29_">
      <style:paragraph-properties fo:orphans="0" fo:widows="0">
        <style:tab-stops>
          <style:tab-stop style:position="2.487cm" style:type="center"/>
          <style:tab-stop style:position="5.001cm" style:type="right"/>
        </style:tab-stops>
      </style:paragraph-properties>
      <style:text-properties style:text-underline-style="solid" style:text-underline-width="auto" style:text-underline-color="font-color" officeooo:paragraph-rsid="0007c8e3"/>
    </style:style>
    <style:style style:name="P28" style:family="paragraph" style:parent-style-name="Обычный_20__28_по_20_центру_20__2b__20_одинарный_29_">
      <style:paragraph-properties fo:orphans="0" fo:widows="0">
        <style:tab-stops>
          <style:tab-stop style:position="2.487cm" style:type="center"/>
          <style:tab-stop style:position="5.001cm" style:type="right"/>
        </style:tab-stops>
      </style:paragraph-properties>
      <style:text-properties style:text-underline-style="solid" style:text-underline-width="auto" style:text-underline-color="font-color" officeooo:rsid="0007c8e3" officeooo:paragraph-rsid="0007c8e3"/>
    </style:style>
    <style:style style:name="P29" style:family="paragraph" style:parent-style-name="Обычный_20__28_по_20_центру_20__2b__20_одинарный_29_">
      <style:paragraph-properties fo:margin-top="0cm" fo:margin-bottom="0cm" style:contextual-spacing="false" fo:orphans="2" fo:widows="2"/>
      <style:text-properties fo:language="ru" fo:country="RU" style:letter-kerning="false" style:language-asian="en" style:country-asian="US" style:font-size-complex="11pt" style:language-complex="ar" style:country-complex="SA"/>
    </style:style>
    <style:style style:name="P30" style:family="paragraph" style:parent-style-name="Обычный_20__28_по_20_центру_20__2b__20_одинарный_29_">
      <style:paragraph-properties fo:margin-top="0cm" fo:margin-bottom="0cm" style:contextual-spacing="false" fo:orphans="2" fo:widows="2"/>
    </style:style>
    <style:style style:name="P31" style:family="paragraph" style:parent-style-name="Обычный_20__28_по_20_центру_29_">
      <style:paragraph-properties fo:orphans="0" fo:widows="0"/>
    </style:style>
    <style:style style:name="P32" style:family="paragraph" style:parent-style-name="Обычный_20__28_по_20_центру_29_">
      <style:paragraph-properties fo:orphans="0" fo:widows="0"/>
      <style:text-properties officeooo:paragraph-rsid="0007c8e3"/>
    </style:style>
    <style:style style:name="P33" style:family="paragraph" style:parent-style-name="Одинарный_20_с_20_интервалом">
      <style:paragraph-properties fo:orphans="0" fo:widows="0"/>
    </style:style>
    <style:style style:name="P34" style:family="paragraph" style:parent-style-name="Одинарный_20_с_20_интервалом">
      <style:paragraph-properties fo:text-align="center" style:justify-single-word="false" fo:orphans="0" fo:widows="0"/>
    </style:style>
    <style:style style:name="P35" style:family="paragraph" style:parent-style-name="Одинарный_20_с_20_интервалом">
      <style:paragraph-properties fo:text-align="center" style:justify-single-word="false" fo:orphans="0" fo:widows="0"/>
      <style:text-properties officeooo:paragraph-rsid="0008d57b"/>
    </style:style>
    <style:style style:name="P36" style:family="paragraph" style:parent-style-name="Одинарный_20_с_20_интервалом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7" style:family="paragraph" style:parent-style-name="Одинарный_20_с_20_интервалом">
      <style:paragraph-properties fo:text-align="center" style:justify-single-word="false" fo:orphans="0" fo:widows="0"/>
      <style:text-properties fo:font-size="12pt" officeooo:rsid="000aa782" officeooo:paragraph-rsid="000aa782" style:font-size-asian="12pt" style:font-size-complex="12pt"/>
    </style:style>
    <style:style style:name="P38" style:family="paragraph" style:parent-style-name="Одинарный_20_с_20_интервалом">
      <style:paragraph-properties fo:text-align="center" style:justify-single-word="false" fo:orphans="0" fo:widows="0"/>
      <style:text-properties fo:font-size="12pt" officeooo:rsid="000bb98b" officeooo:paragraph-rsid="000bb98b" style:font-size-asian="12pt" style:font-size-complex="12pt"/>
    </style:style>
    <style:style style:name="P39" style:family="paragraph" style:parent-style-name="Одинарный_20_с_20_интервалом">
      <style:paragraph-properties fo:text-align="center" style:justify-single-word="false" fo:orphans="0" fo:widows="0"/>
      <style:text-properties fo:font-size="12pt" officeooo:rsid="000c8cc0" officeooo:paragraph-rsid="000c8cc0" style:font-size-asian="12pt" style:font-size-complex="12pt"/>
    </style:style>
    <style:style style:name="P40" style:family="paragraph" style:parent-style-name="Одинарный_20_с_20_интервалом">
      <style:paragraph-properties fo:text-align="center" style:justify-single-word="false" fo:orphans="0" fo:widows="0"/>
      <style:text-properties fo:font-size="12pt" officeooo:rsid="000c8cc0" officeooo:paragraph-rsid="000c8cc0" style:font-size-asian="14pt"/>
    </style:style>
    <style:style style:name="P41" style:family="paragraph" style:parent-style-name="Одинарный_20_с_20_интервалом">
      <style:paragraph-properties fo:text-align="center" style:justify-single-word="false" fo:orphans="0" fo:widows="0"/>
      <style:text-properties fo:font-size="12pt" style:font-size-asian="14pt"/>
    </style:style>
    <style:style style:name="P42" style:family="paragraph" style:parent-style-name="По_20_центру">
      <style:paragraph-properties fo:margin-top="0cm" fo:margin-bottom="0cm" style:contextual-spacing="false" fo:text-align="center" style:justify-single-word="false" fo:orphans="2" fo:widows="2"/>
      <style:text-properties fo:background-color="#ffff00"/>
    </style:style>
    <style:style style:name="P43" style:family="paragraph" style:parent-style-name="По_20_центру">
      <loext:graphic-properties draw:fill="none" draw:fill-color="#ffffff" draw:opacity="100%"/>
      <style:paragraph-properties fo:margin-top="0cm" fo:margin-bottom="0cm" style:contextual-spacing="false" fo:text-align="center" style:justify-single-word="false" fo:orphans="2" fo:widows="2" fo:background-color="transparent"/>
      <style:text-properties officeooo:paragraph-rsid="0007c8e3" fo:background-color="#ffff00"/>
    </style:style>
    <style:style style:name="P44" style:family="paragraph" style:parent-style-name="По_20_центру">
      <loext:graphic-properties draw:fill="none" draw:fill-color="#ffffff" draw:opacity="100%"/>
      <style:paragraph-properties fo:margin-top="0cm" fo:margin-bottom="0cm" style:contextual-spacing="false" fo:text-align="center" style:justify-single-word="false" fo:orphans="2" fo:widows="2" fo:background-color="transparent"/>
      <style:text-properties fo:language="en" fo:country="US" officeooo:paragraph-rsid="0007c8e3"/>
    </style:style>
    <style:style style:name="P45" style:family="paragraph" style:parent-style-name="По_20_центру">
      <style:paragraph-properties fo:margin-top="0cm" fo:margin-bottom="0cm" style:contextual-spacing="false" fo:orphans="2" fo:widows="2"/>
    </style:style>
    <style:style style:name="P46" style:family="paragraph" style:parent-style-name="По_20_центру">
      <style:paragraph-properties fo:margin-top="0cm" fo:margin-bottom="0cm" style:contextual-spacing="false" fo:orphans="2" fo:widows="2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47" style:family="paragraph" style:parent-style-name="По_20_центру">
      <style:paragraph-properties fo:margin-top="0cm" fo:margin-bottom="0cm" style:contextual-spacing="false" fo:line-height="100%" fo:orphans="2" fo:widows="2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48" style:family="paragraph" style:parent-style-name="По_20_центру">
      <loext:graphic-properties draw:fill="none" draw:fill-color="#ffffff" draw:opacity="100%"/>
      <style:paragraph-properties fo:margin-top="0cm" fo:margin-bottom="0cm" style:contextual-spacing="false" fo:text-align="center" style:justify-single-word="false" fo:orphans="2" fo:widows="2" fo:background-color="transparent"/>
      <style:text-properties style:font-name="Times New Roman" fo:font-size="12pt" fo:language="ru" fo:country="RU" officeooo:paragraph-rsid="0007c8e3" style:letter-kerning="false" style:font-name-asian="Calibri1" style:font-size-asian="12pt" style:language-asian="en" style:country-asian="US" style:font-name-complex="F" style:font-size-complex="11pt" style:language-complex="ar" style:country-complex="SA"/>
    </style:style>
    <style:style style:name="P49" style:family="paragraph" style:parent-style-name="По_20_центру">
      <style:paragraph-properties fo:margin-top="0cm" fo:margin-bottom="0cm" style:contextual-spacing="false" fo:text-align="center" style:justify-single-word="false" fo:orphans="2" fo:widows="2"/>
    </style:style>
    <style:style style:name="P50" style:family="paragraph" style:parent-style-name="По_20_центру">
      <loext:graphic-properties draw:fill="none" draw:fill-color="#ffffff" draw:opacity="100%"/>
      <style:paragraph-properties fo:margin-top="0cm" fo:margin-bottom="0cm" style:contextual-spacing="false" fo:text-align="center" style:justify-single-word="false" fo:orphans="2" fo:widows="2" fo:background-color="transparent"/>
      <style:text-properties officeooo:paragraph-rsid="0007c8e3"/>
    </style:style>
    <style:style style:name="P51" style:family="paragraph" style:parent-style-name="По_20_центру">
      <style:paragraph-properties fo:margin-top="0cm" fo:margin-bottom="0.423cm" style:contextual-spacing="false"/>
    </style:style>
    <style:style style:name="P52" style:family="paragraph" style:parent-style-name="По_20_центру_20_1">
      <style:paragraph-properties fo:orphans="0" fo:widows="0"/>
    </style:style>
    <style:style style:name="P53" style:family="paragraph" style:parent-style-name="По_20_центру_20_1">
      <style:paragraph-properties fo:margin-top="0cm" fo:margin-bottom="0cm" style:contextual-spacing="false" fo:orphans="2" fo:widows="2"/>
    </style:style>
    <style:style style:name="P54" style:family="paragraph" style:parent-style-name="По_20_центру_20_1">
      <style:paragraph-properties fo:margin-top="0cm" fo:margin-bottom="0cm" style:contextual-spacing="false" fo:orphans="2" fo:widows="2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55" style:family="paragraph" style:parent-style-name="По_20_центру_20_1" style:master-page-name="First_20_Page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c564"/>
    </style:style>
    <style:style style:name="T3" style:family="text">
      <style:text-properties style:text-underline-style="solid" style:text-underline-width="auto" style:text-underline-color="font-color" officeooo:rsid="0007c8e3"/>
    </style:style>
    <style:style style:name="T4" style:family="text">
      <style:text-properties fo:font-size="10pt" fo:language="ru" fo:country="RU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T5" style:family="text">
      <style:text-properties fo:language="en" fo:country="US"/>
    </style:style>
    <style:style style:name="T6" style:family="text">
      <style:text-properties officeooo:rsid="0007c8e3" style:letter-kerning="false" fo:background-color="transparent" loext:char-shading-value="0" style:font-name-asian="Calibri1" style:language-asian="en" style:country-asian="US" style:font-name-complex="F" style:font-size-complex="11pt" style:language-complex="ar" style:country-complex="SA"/>
    </style:style>
    <style:style style:name="T7" style:family="text"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T8" style:family="text">
      <style:text-properties fo:language="ru" fo:country="RU" officeooo:rsid="0007c8e3" style:letter-kerning="false" style:font-name-asian="Calibri1" style:language-asian="en" style:country-asian="US" style:font-name-complex="F" style:font-size-complex="11pt" style:language-complex="ar" style:country-complex="SA"/>
    </style:style>
    <style:style style:name="T9" style:family="text">
      <style:text-properties fo:language="ru" fo:country="RU" style:letter-kerning="false" style:language-asian="en" style:country-asian="US" style:font-size-complex="11pt" style:language-complex="ar" style:country-complex="SA"/>
    </style:style>
    <style:style style:name="T10" style:family="text">
      <style:text-properties fo:language="ru" fo:country="RU" officeooo:rsid="0007c8e3" style:letter-kerning="false" fo:background-color="transparent" loext:char-shading-value="0" style:font-name-asian="Calibri1" style:language-asian="en" style:country-asian="US" style:font-name-complex="F" style:font-size-complex="11pt" style:language-complex="ar" style:country-complex="SA"/>
    </style:style>
    <style:style style:name="T11" style:family="text">
      <style:text-properties style:font-size-complex="12pt"/>
    </style:style>
    <style:style style:name="T12" style:family="text">
      <style:text-properties style:font-style-complex="italic" style:font-weight-complex="bold"/>
    </style:style>
    <style:style style:name="T13" style:family="text">
      <style:text-properties officeooo:rsid="0005c564"/>
    </style:style>
    <style:style style:name="T14" style:family="text">
      <style:text-properties style:text-underline-style="none"/>
    </style:style>
    <style:style style:name="T15" style:family="text">
      <style:text-properties style:font-name="Times New Roman" fo:font-size="14pt" style:text-underline-style="solid" style:text-underline-width="auto" style:text-underline-color="font-color" officeooo:rsid="0005c564" style:font-size-asian="14pt"/>
    </style:style>
    <style:style style:name="T16" style:family="text">
      <style:text-properties officeooo:rsid="0007c8e3"/>
    </style:style>
    <style:style style:name="T17" style:family="text">
      <style:text-properties officeooo:rsid="0008d57b"/>
    </style:style>
    <style:style style:name="T18" style:family="text">
      <style:text-properties fo:font-size="12pt" officeooo:rsid="0008d57b" style:font-size-asian="12pt" style:font-size-complex="12pt"/>
    </style:style>
    <style:style style:name="T19" style:family="text">
      <style:text-properties fo:font-size="12pt" officeooo:rsid="000aa782" style:font-size-asian="12pt" style:font-size-complex="12pt"/>
    </style:style>
    <style:style style:name="T20" style:family="text">
      <style:text-properties officeooo:rsid="000bb98b"/>
    </style:style>
    <style:style style:name="T21" style:family="text">
      <style:text-properties officeooo:rsid="000dde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Полужирный">ТОМСКИЙ ГОСУДАРСТВЕННЫЙ УНИВЕРСИТЕТ СИСТЕМ УПРАВЛЕНИЯ И РАДИОЭЛЕКТРОНИКИ (ТУСУР)</text:span></text:p>
      <text:p text:style-name="Title">Дневник</text:p>
      <text:p text:style-name="По_20_центру_20_1"/>
      <text:p text:style-name="Бланк_20_с_20_отступами">по <text:span text:style-name="T1">Учебной практике: Получение первичных навыков научно-исследовательской работы (рассред.)</text:span><text:span text:style-name="Подчеркнутый"><text:tab/></text:span></text:p>
      <text:p text:style-name="Бланк_20_с_20_отступами"><text:span text:style-name="Подчеркнутый"><text:tab/></text:span></text:p>
      <text:p text:style-name="По_20_центру_20_1"><text:span text:style-name="Подпись_20_бланка">(вид практики: тип практики в соответствии с названием в РУП)</text:span></text:p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/>
      <text:p text:style-name="По_20_центру_20_1">Томск 20<text:span text:style-name="Подчеркнутый">20</text:span></text:p>
      <text:h text:style-name="Heading_20_1" text:outline-level="1">Краткая инструкция</text:h>
      <text:p text:style-name="Краткая_20_инструкция">1.<text:tab/>Перед началом практики обучающийся получает на кафедре дневник по практике.</text:p>
      <text:p text:style-name="Краткая_20_инструкция">2.<text:tab/>В процессе практики обучающийся регулярно ведет записи о проделанной работе в разделе 3 «Содержание практики».</text:p>
      <text:p text:style-name="Краткая_20_инструкция">3.<text:tab/>Раздел 4 заполняется работником профильной организации, ответственным за проведение инструктажа по ОТ и ТБ, заверяется его подписью и печатью организации.</text:p>
      <text:p text:style-name="Краткая_20_инструкция">4.<text:tab/>Раздел 5 заполняются руководителем практики от профильной организации.</text:p>
      <text:p text:style-name="Краткая_20_инструкция">5.<text:tab/>Заполнение всех разделов является обязательным.</text:p>
      <text:p text:style-name="Краткая_20_инструкция">6.<text:tab/>В течение двух недель с начала занятий в последующем семестре обучающийся сдает отчет и дневник на кафедру.</text:p>
      <text:p text:style-name="Без_20_отступа"/>
      <text:p text:style-name="P14">С инструкцией ознакомлен<text:span text:style-name="Подчеркнутый"><text:span text:style-name="T14"> </text:span></text:span><text:span text:style-name="Подчеркнутый"><text:span text:style-name="T1"><text:tab/></text:span></text:span> / <text:span text:style-name="T1"><text:tab/></text:span><text:span text:style-name="T2">Мазовец А. С.</text:span><text:span text:style-name="Подчеркнутый"><text:tab/></text:span></text:p>
      <text:p text:style-name="Без_20_отступа"><text:span text:style-name="Подпись_20_бланка"><text:s text:c="70"/>(подпись обучающегося) <text:s text:c="32"/>(Ф.И.О.)</text:span></text:p>
      <text:p text:style-name="По_20_центру_20_1"/>
      <text:p text:style-name="Без_20_отступа"><text:tab/> <text:tab/> <text:tab/> <text:tab/> <text:s text:c="4"/>«<text:span text:style-name="Подчеркнутый"> <text:s text:c="2"/></text:span><text:span text:style-name="Подчеркнутый"><text:span text:style-name="T13">1</text:span></text:span><text:span text:style-name="Подчеркнутый"> <text:s text:c="2"/></text:span>» <text:span text:style-name="Подчеркнутый"><text:s text:c="4"/></text:span><text:span text:style-name="Подчеркнутый"><text:span text:style-name="T13">сентября</text:span></text:span><text:span text:style-name="Подчеркнутый"> <text:s text:c="6"/></text:span><text:s/>20<text:span text:style-name="Подчеркнутый">20</text:span> г.</text:p>
      <text:h text:style-name="Heading_20_1" text:outline-level="1">1 Общие сведения</text:h>
      <text:p text:style-name="P2">1. Фамилия, имя, отчество обучающегося <text:span text:style-name="Подчеркнутый"><text:tab/><text:tab/></text:span></text:p>
      <text:p text:style-name="P3"><text:span text:style-name="Подчеркнутый"><text:tab/></text:span><text:span text:style-name="Подчеркнутый"><text:span text:style-name="T13">Мазовец Александр Сергеевич</text:span></text:span><text:span text:style-name="Подчеркнутый"><text:tab/></text:span></text:p>
      <text:p text:style-name="P3">2. Факультет <text:span text:style-name="Подчеркнутый"><text:tab/></text:span><text:span text:style-name="Подчеркнутый"><text:span text:style-name="T13">систем управления</text:span></text:span><text:span text:style-name="Подчеркнутый"><text:tab/></text:span></text:p>
      <text:p text:style-name="P6">3. Курс <text:span text:style-name="Подчеркнутый"><text:s text:c="7"/></text:span><text:span text:style-name="Подчеркнутый"><text:span text:style-name="T15">второй</text:span></text:span><text:span text:style-name="Подчеркнутый"> <text:s text:c="6"/></text:span><text:s/>4. Группа № <text:span text:style-name="Подчеркнутый"><text:tab/></text:span><text:span text:style-name="Подчеркнутый"><text:span text:style-name="T13">439-3</text:span></text:span><text:span text:style-name="Подчеркнутый"><text:tab/></text:span></text:p>
      <text:p text:style-name="P4">5. Место практики <text:span text:style-name="Подчеркнутый"><text:tab/> ТУСУР, кафедра АСУ<text:tab/></text:span></text:p>
      <text:p text:style-name="Бланк"><text:span text:style-name="Подчеркнутый"><text:tab/></text:span></text:p>
      <text:p text:style-name="Без_20_отступа">6. Срок практики: с «<text:span text:style-name="Подчеркнутый"> <text:s/></text:span><text:span text:style-name="Подчеркнутый"><text:span text:style-name="T13">1</text:span></text:span><text:span text:style-name="Подчеркнутый"> <text:s/></text:span>» <text:span text:style-name="Подчеркнутый"><text:s text:c="5"/></text:span><text:span text:style-name="Подчеркнутый"><text:span text:style-name="T13">сентября</text:span></text:span><text:span text:style-name="Подчеркнутый"> <text:s/></text:span><text:s/>20<text:span text:style-name="Подчеркнутый">20</text:span> г. по «<text:span text:style-name="Подчеркнутый"> <text:s/></text:span><text:span text:style-name="Подчеркнутый"><text:span text:style-name="T13">31</text:span></text:span><text:span text:style-name="Подчеркнутый"> <text:s/></text:span>» <text:span text:style-name="Подчеркнутый"><text:s text:c="4"/></text:span><text:span text:style-name="Подчеркнутый"><text:span text:style-name="T13">декабря <text:s text:c="2"/></text:span></text:span><text:span text:style-name="Подчеркнутый"><text:s/></text:span><text:s/>20<text:span text:style-name="Подчеркнутый">20</text:span> г.</text:p>
      <text:p text:style-name="По_20_центру">Рабочий график (план) проведения практики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F"/>
        <table:table-column table:style-name="Таблица1.C" table:number-columns-repeated="2"/>
        <table:table-column table:style-name="Таблица1.E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F"/>
        <table:table-column table:style-name="Таблица1.D" table:number-columns-repeated="2"/>
        <table:table-row table:style-name="Таблица1.1">
          <table:table-cell table:style-name="Таблица1.A1" table:number-rows-spanned="2" office:value-type="string">
            <text:p text:style-name="P53"><text:span text:style-name="Мелкий"><text:span text:style-name="T7">Подразделение, <text:line-break/>рабочее место</text:span></text:span></text:p>
          </table:table-cell>
          <table:table-cell table:style-name="Таблица1.B1" table:number-columns-spanned="20" office:value-type="string">
            <text:p text:style-name="P53"><text:span text:style-name="Мелкий"><text:span text:style-name="T7">Недел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table-cell table:style-name="Таблица1.A1" office:value-type="string">
            <text:p text:style-name="P53"><text:span text:style-name="Мелкий"><text:span text:style-name="T4">1</text:span></text:span></text:p>
          </table:table-cell>
          <table:table-cell table:style-name="Таблица1.A1" office:value-type="string">
            <text:p text:style-name="P53"><text:span text:style-name="Мелкий"><text:span text:style-name="T4">2</text:span></text:span></text:p>
          </table:table-cell>
          <table:table-cell table:style-name="Таблица1.A1" office:value-type="string">
            <text:p text:style-name="P53"><text:span text:style-name="Мелкий"><text:span text:style-name="T4">3</text:span></text:span></text:p>
          </table:table-cell>
          <table:table-cell table:style-name="Таблица1.A1" office:value-type="string">
            <text:p text:style-name="P53"><text:span text:style-name="Мелкий"><text:span text:style-name="T4">4</text:span></text:span></text:p>
          </table:table-cell>
          <table:table-cell table:style-name="Таблица1.A1" office:value-type="string">
            <text:p text:style-name="P53"><text:span text:style-name="Мелкий"><text:span text:style-name="T4">5</text:span></text:span></text:p>
          </table:table-cell>
          <table:table-cell table:style-name="Таблица1.A1" office:value-type="string">
            <text:p text:style-name="P53"><text:span text:style-name="Мелкий"><text:span text:style-name="T4">6</text:span></text:span></text:p>
          </table:table-cell>
          <table:table-cell table:style-name="Таблица1.A1" office:value-type="string">
            <text:p text:style-name="P53"><text:span text:style-name="Мелкий"><text:span text:style-name="T4">7</text:span></text:span></text:p>
          </table:table-cell>
          <table:table-cell table:style-name="Таблица1.A1" office:value-type="string">
            <text:p text:style-name="P53"><text:span text:style-name="Мелкий"><text:span text:style-name="T4">8</text:span></text:span></text:p>
          </table:table-cell>
          <table:table-cell table:style-name="Таблица1.A1" office:value-type="string">
            <text:p text:style-name="P53"><text:span text:style-name="Мелкий"><text:span text:style-name="T4">9</text:span></text:span></text:p>
          </table:table-cell>
          <table:table-cell table:style-name="Таблица1.A1" office:value-type="string">
            <text:p text:style-name="P53"><text:span text:style-name="Мелкий"><text:span text:style-name="T4">10</text:span></text:span></text:p>
          </table:table-cell>
          <table:table-cell table:style-name="Таблица1.A1" office:value-type="string">
            <text:p text:style-name="P53"><text:span text:style-name="Мелкий"><text:span text:style-name="T4">11</text:span></text:span></text:p>
          </table:table-cell>
          <table:table-cell table:style-name="Таблица1.A1" office:value-type="string">
            <text:p text:style-name="P53"><text:span text:style-name="Мелкий"><text:span text:style-name="T4">12</text:span></text:span></text:p>
          </table:table-cell>
          <table:table-cell table:style-name="Таблица1.A1" office:value-type="string">
            <text:p text:style-name="P53"><text:span text:style-name="Мелкий"><text:span text:style-name="T4">13</text:span></text:span></text:p>
          </table:table-cell>
          <table:table-cell table:style-name="Таблица1.A1" office:value-type="string">
            <text:p text:style-name="P53"><text:span text:style-name="Мелкий"><text:span text:style-name="T4">14</text:span></text:span></text:p>
          </table:table-cell>
          <table:table-cell table:style-name="Таблица1.A1" office:value-type="string">
            <text:p text:style-name="P53"><text:span text:style-name="Мелкий"><text:span text:style-name="T4">15</text:span></text:span></text:p>
          </table:table-cell>
          <table:table-cell table:style-name="Таблица1.A1" office:value-type="string">
            <text:p text:style-name="P53"><text:span text:style-name="Мелкий"><text:span text:style-name="T4">16</text:span></text:span></text:p>
          </table:table-cell>
          <table:table-cell table:style-name="Таблица1.A1" office:value-type="string">
            <text:p text:style-name="P53"><text:span text:style-name="Мелкий"><text:span text:style-name="T4">17</text:span></text:span></text:p>
          </table:table-cell>
          <table:table-cell table:style-name="Таблица1.A1" office:value-type="string">
            <text:p text:style-name="P53"><text:span text:style-name="Мелкий"><text:span text:style-name="T4">18</text:span></text:span></text:p>
          </table:table-cell>
          <table:table-cell table:style-name="Таблица1.A1" office:value-type="string">
            <text:p text:style-name="P53"><text:span text:style-name="Мелкий"><text:span text:style-name="T4">19</text:span></text:span></text:p>
          </table:table-cell>
          <table:table-cell table:style-name="Таблица1.A1" office:value-type="string">
            <text:p text:style-name="P53"><text:span text:style-name="Мелкий"><text:span text:style-name="T4">20</text:span></text:span></text:p>
          </table:table-cell>
        </table:table-row>
        <table:table-row table:style-name="Таблица1.3">
          <table:table-cell table:style-name="Таблица1.A1" office:value-type="string">
            <text:p text:style-name="P20">ФЭТ 437</text:p>
          </table:table-cell>
          <table:table-cell table:style-name="Таблица1.A1" office:value-type="string">
            <text:p text:style-name="P43"><text:span text:style-name="Мелкий"><text:span text:style-name="T10">X</text:span></text:span></text:p>
          </table:table-cell>
          <table:table-cell table:style-name="Таблица1.A1" office:value-type="string">
            <text:p text:style-name="P43"><text:span text:style-name="Мелкий"><text:span text:style-name="T10">X</text:span></text:span></text:p>
          </table:table-cell>
          <table:table-cell table:style-name="Таблица1.A1" office:value-type="string">
            <text:p text:style-name="P43"><text:span text:style-name="Мелкий"><text:span text:style-name="T10">X</text:span></text:span></text:p>
          </table:table-cell>
          <table:table-cell table:style-name="Таблица1.A1" office:value-type="string">
            <text:p text:style-name="P43"><text:span text:style-name="Мелкий"><text:span text:style-name="T10">X</text:span></text:span></text:p>
          </table:table-cell>
          <table:table-cell table:style-name="Таблица1.A1" office:value-type="string">
            <text:p text:style-name="P43"><text:span text:style-name="Мелкий"><text:span text:style-name="T10">X</text:span></text:span></text:p>
          </table:table-cell>
          <table:table-cell table:style-name="Таблица1.A1" office:value-type="string">
            <text:p text:style-name="P44"><text:span text:style-name="Мелкий"><text:span text:style-name="T6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  <table:table-cell table:style-name="Таблица1.A1" office:value-type="string">
            <text:p text:style-name="P48"><text:span text:style-name="Мелкий"><text:span text:style-name="T16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  <table:table-cell table:style-name="Таблица1.A1" office:value-type="string">
            <text:p text:style-name="P48"><text:span text:style-name="Мелкий"><text:span text:style-name="T16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  <table:table-cell table:style-name="Таблица1.A1" office:value-type="string">
            <text:p text:style-name="P50"><text:span text:style-name="Мелкий"><text:span text:style-name="T8">X</text:span></text:span></text:p>
          </table:table-cell>
        </table:table-row>
        <table:table-row table:style-name="Таблица1.3">
          <table:table-cell table:style-name="Таблица1.A4" office:value-type="string">
            <text:p text:style-name="P1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5">
          <table:table-cell table:style-name="Таблица1.A5" office:value-type="string">
            <text:p text:style-name="P1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3">
          <table:table-cell table:style-name="Таблица1.A6" office:value-type="string">
            <text:p text:style-name="P19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</table:table-row>
        <table:table-row table:style-name="Таблица1.3">
          <table:table-cell table:style-name="Таблица1.A7" office:value-type="string">
            <text:p text:style-name="P1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3">
          <table:table-cell table:style-name="Таблица1.A8" office:value-type="string">
            <text:p text:style-name="P1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5">
          <table:table-cell table:style-name="Таблица1.A9" office:value-type="string">
            <text:p text:style-name="P1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3">
          <table:table-cell table:style-name="Таблица1.A10" office:value-type="string">
            <text:p text:style-name="P1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3">
          <table:table-cell table:style-name="Таблица1.A11" office:value-type="string">
            <text:p text:style-name="P1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5">
          <table:table-cell table:style-name="Таблица1.A12" office:value-type="string">
            <text:p text:style-name="P1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3">
          <table:table-cell table:style-name="Таблица1.A13" office:value-type="string">
            <text:p text:style-name="P1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</table:table-row>
      </table:table>
      <text:p text:style-name="Без_20_отступа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6">Составил:</text:p>
          </table:table-cell>
          <table:table-cell table:style-name="Таблица2.A1" office:value-type="string">
            <text:p text:style-name="P47"/>
          </table:table-cell>
          <table:table-cell table:style-name="Таблица2.A1" office:value-type="string">
            <text:p text:style-name="P47"/>
          </table:table-cell>
        </table:table-row>
        <table:table-row table:style-name="Таблица2.2">
          <table:table-cell table:style-name="Таблица2.A1" office:value-type="string">
            <text:p text:style-name="P21"><text:span text:style-name="T7">Руководитель практики от Университета:</text:span></text:p>
          </table:table-cell>
          <table:table-cell table:style-name="Таблица2.A1" office:value-type="string">
            <text:p text:style-name="P54"/>
            <text:p text:style-name="P53"><text:span text:style-name="Подчеркнутый"><text:span text:style-name="T7"><text:s text:c="26"/> </text:span></text:span></text:p>
            <text:p text:style-name="P53"><text:span text:style-name="Подпись_20_бланка"><text:span text:style-name="T7">(подпись)</text:span></text:span></text:p>
          </table:table-cell>
          <table:table-cell table:style-name="Таблица2.A1" office:value-type="string">
            <text:p text:style-name="P29"/>
            <text:p text:style-name="P30"><text:span text:style-name="Подчеркнутый_20_курсив"><text:span text:style-name="T9"><text:s/>ассистент каф. АСУ ТУСУР, А.Е. Косова <text:s text:c="2"/></text:span></text:span></text:p>
            <text:p text:style-name="P53"><text:span text:style-name="Подпись_20_бланка"><text:span text:style-name="T7">(должность, Ф.И.О.)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18">Согласовал:</text:p>
          </table:table-cell>
          <table:table-cell table:style-name="Таблица2.A1" office:value-type="string">
            <text:p text:style-name="P47"/>
          </table:table-cell>
          <table:table-cell table:style-name="Таблица2.A1" office:value-type="string">
            <text:p text:style-name="P47"/>
          </table:table-cell>
        </table:table-row>
        <table:table-row table:style-name="Таблица2.4">
          <table:table-cell table:style-name="Таблица2.A1" office:value-type="string">
            <text:p text:style-name="P21"><text:span text:style-name="T7">Руководитель практики от профильной организации:</text:span></text:p>
          </table:table-cell>
          <table:table-cell table:style-name="Таблица2.A1" office:value-type="string">
            <text:p text:style-name="P54"/>
            <text:p text:style-name="P53"><text:span text:style-name="Подчеркнутый"><text:span text:style-name="T7"><text:s text:c="26"/> </text:span></text:span></text:p>
            <text:p text:style-name="P53"><text:span text:style-name="Подпись_20_бланка"><text:span text:style-name="T7">(подпись)</text:span></text:span></text:p>
            <text:p text:style-name="P53"><text:span text:style-name="Подпись_20_бланка"><text:span text:style-name="T7"/></text:span></text:p>
            <text:p text:style-name="P53"><text:span text:style-name="Подпись_20_бланка"><text:span text:style-name="T7">М.П.</text:span></text:span></text:p>
          </table:table-cell>
          <table:table-cell table:style-name="Таблица2.A1" office:value-type="string">
            <text:p text:style-name="P54"/>
            <text:p text:style-name="P53"><text:span text:style-name="Подчеркнутый"><text:span text:style-name="T7"><text:s text:c="49"/> </text:span></text:span></text:p>
            <text:p text:style-name="P53"><text:span text:style-name="Подпись_20_бланка"><text:span text:style-name="T7">(должность, Ф.И.О.)</text:span></text:span></text:p>
          </table:table-cell>
        </table:table-row>
      </table:table>
      <text:h text:style-name="Heading_20_1" text:outline-level="1">2 Индивидуальное задание</text:h>
      <text:p text:style-name="P7">а) тема практики <text:span text:style-name="Подчеркнутый"><text:tab/><text:tab/></text:span></text:p>
      <text:p text:style-name="P5"><text:span text:style-name="Подчеркнутый"><text:tab/> графический учебный Web исполнитель (Web ГРИСП)<text:tab/></text:span></text:p>
      <text:p text:style-name="P5"><text:span text:style-name="Подчеркнутый"><text:tab/><text:tab/></text:span></text:p>
      <text:p text:style-name="P9">б) цель практики <text:span text:style-name="Подчеркнутый"><text:tab/><text:tab/></text:span></text:p>
      <text:p text:style-name="P12"><text:span text:style-name="Подчеркнутый"><text:tab/>разработать контроллер Web ГРИСП <text:tab/></text:span></text:p>
      <text:p text:style-name="P12"><text:span text:style-name="Подчеркнутый"><text:tab/>и реализовать динамическое отображение работы исполнителя в браузере.<text:tab/></text:span></text:p>
      <text:p text:style-name="P8">в) задачи практики <text:span text:style-name="Подчеркнутый"><text:tab/><text:tab/></text:span></text:p>
      <text:p text:style-name="P10"><text:tab/><text:span text:style-name="T17">1) </text:span>Изучить и проанализировать предметную область;<text:tab/></text:p>
      <text:p text:style-name="P11"><text:tab/><text:span text:style-name="T17">2) </text:span>Спроектировать контроллер Web ГРИСП;<text:tab/></text:p>
      <text:p text:style-name="P11"><text:tab/><text:span text:style-name="T17">3) </text:span>Разработать контроллер Web ГРИСП;<text:tab/></text:p>
      <text:p text:style-name="P11"><text:tab/><text:span text:style-name="T17">4) </text:span>Спроектировать Web-интерфейс;<text:tab/></text:p>
      <text:p text:style-name="P11"><text:tab/><text:span text:style-name="T17">5) </text:span>Разработать Web-интерфейс;<text:tab/></text:p>
      <text:p text:style-name="P11"><text:tab/><text:span text:style-name="T17">6) </text:span>Протестировать программный продукт;<text:tab/></text:p>
      <text:p text:style-name="P11"><text:tab/><text:span text:style-name="T17">7) </text:span>Вести дневник;<text:tab/></text:p>
      <text:p text:style-name="P11"><text:tab/><text:span text:style-name="T17">8) </text:span>Написать отчёт;<text:tab/></text:p>
      <text:p text:style-name="P11"><text:tab/><text:span text:style-name="T17">9) </text:span>Подготовить презентацию с докладом.<text:tab/>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h text:style-name="Heading_20_1" text:outline-level="1">3 Содержание работ практики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 table:style-name="Таблица3.1">
            <table:table-cell table:style-name="Таблица3.A1" office:value-type="string">
              <text:p text:style-name="P52"><text:span text:style-name="Мелкий">Дата</text:span></text:p>
            </table:table-cell>
            <table:table-cell table:style-name="Таблица3.B1" office:value-type="string">
              <text:p text:style-name="P52"><text:span text:style-name="Мелкий">Подразделение, рабочее место</text:span></text:p>
            </table:table-cell>
            <table:table-cell table:style-name="Таблица3.B1" office:value-type="string">
              <text:p text:style-name="P52"><text:span text:style-name="Мелкий">Краткое содержание проделанной работы</text:span></text:p>
            </table:table-cell>
            <table:table-cell table:style-name="Таблица3.D1" office:value-type="string">
              <text:p text:style-name="P52"><text:span text:style-name="Мелкий">Подпись руководителя практики от Университета</text:span></text:p>
            </table:table-cell>
          </table:table-row>
        </table:table-header-rows>
        <table:table-row table:style-name="Таблица3.2">
          <table:table-cell table:style-name="Таблица3.A2" office:value-type="string">
            <text:p text:style-name="P35"><text:span text:style-name="Мелкий"><text:span text:style-name="T17">14.09.2020</text:span></text:span></text:p>
          </table:table-cell>
          <table:table-cell table:style-name="Таблица3.B2" office:value-type="string">
            <text:p text:style-name="P35"><text:span text:style-name="Мелкий"><text:span text:style-name="T17">Ф</text:span></text:span><text:span text:style-name="Мелкий"><text:span text:style-name="T21">ЭТ</text:span></text:span><text:span text:style-name="Мелкий"><text:span text:style-name="T17"> 437</text:span></text:span></text:p>
          </table:table-cell>
          <table:table-cell table:style-name="Таблица3.C2" office:value-type="string">
            <text:p text:style-name="P35"><text:span text:style-name="Мелкий"><text:span text:style-name="T18">Выполнен подбор литературы.</text:span></text:span></text:p>
          </table:table-cell>
          <table:table-cell table:style-name="Таблица3.D2" office:value-type="string">
            <text:p text:style-name="P34"/>
          </table:table-cell>
        </table:table-row>
        <table:table-row table:style-name="Таблица3.3">
          <table:table-cell table:style-name="Таблица3.A3" office:value-type="string">
            <text:p text:style-name="P36"/>
          </table:table-cell>
          <table:table-cell table:style-name="Таблица3.B3" office:value-type="string">
            <text:p text:style-name="P34"/>
          </table:table-cell>
          <table:table-cell table:style-name="Таблица3.C3" office:value-type="string">
            <text:p text:style-name="P35"><text:span text:style-name="Мелкий"><text:span text:style-name="T18">Изучены основные понятия, </text:span></text:span><text:span text:style-name="Мелкий"><text:span text:style-name="T19">связанные </text:span></text:span></text:p>
          </table:table-cell>
          <table:table-cell table:style-name="Таблица3.D3" office:value-type="string">
            <text:p text:style-name="P34"/>
          </table:table-cell>
        </table:table-row>
        <table:table-row table:style-name="Таблица3.4">
          <table:table-cell table:style-name="Таблица3.A4" office:value-type="string">
            <text:p text:style-name="P36"/>
          </table:table-cell>
          <table:table-cell table:style-name="Таблица3.B4" office:value-type="string">
            <text:p text:style-name="P34"/>
          </table:table-cell>
          <table:table-cell table:style-name="Таблица3.C4" office:value-type="string">
            <text:p text:style-name="P36">с темой проекта.</text:p>
          </table:table-cell>
          <table:table-cell table:style-name="Таблица3.D4" office:value-type="string">
            <text:p text:style-name="P34"/>
          </table:table-cell>
        </table:table-row>
        <table:table-row table:style-name="Таблица3.6">
          <table:table-cell table:style-name="Таблица3.A5" office:value-type="string">
            <text:p text:style-name="P36"/>
          </table:table-cell>
          <table:table-cell table:style-name="Таблица3.B5" office:value-type="string">
            <text:p text:style-name="P34"/>
          </table:table-cell>
          <table:table-cell table:style-name="Таблица3.C5" office:value-type="string">
            <text:p text:style-name="P37">Изучены аналоги. </text:p>
          </table:table-cell>
          <table:table-cell table:style-name="Таблица3.D5" office:value-type="string">
            <text:p text:style-name="P34"/>
          </table:table-cell>
        </table:table-row>
        <table:table-row table:style-name="Таблица3.6">
          <table:table-cell table:style-name="Таблица3.A6" office:value-type="string">
            <text:p text:style-name="P36"/>
          </table:table-cell>
          <table:table-cell table:style-name="Таблица3.B6" office:value-type="string">
            <text:p text:style-name="P34"/>
          </table:table-cell>
          <table:table-cell table:style-name="Таблица3.C6" office:value-type="string">
            <text:p text:style-name="P37"/>
          </table:table-cell>
          <table:table-cell table:style-name="Таблица3.D6" office:value-type="string">
            <text:p text:style-name="P34"/>
          </table:table-cell>
        </table:table-row>
        <table:table-row table:style-name="Таблица3.7">
          <table:table-cell table:style-name="Таблица3.A7" office:value-type="string">
            <text:p text:style-name="P38">28.09.2020</text:p>
          </table:table-cell>
          <table:table-cell table:style-name="Таблица3.B7" office:value-type="string">
            <text:p text:style-name="P40">Ф<text:span text:style-name="T21">ЭТ</text:span> 437</text:p>
          </table:table-cell>
          <table:table-cell table:style-name="Таблица3.C7" office:value-type="string">
            <text:p text:style-name="P37">Рассмотрены технологии создания</text:p>
          </table:table-cell>
          <table:table-cell table:style-name="Таблица3.D7" office:value-type="string">
            <text:p text:style-name="P34"/>
          </table:table-cell>
        </table:table-row>
        <table:table-row table:style-name="Таблица3.9">
          <table:table-cell table:style-name="Таблица3.A8" office:value-type="string">
            <text:p text:style-name="P36"/>
          </table:table-cell>
          <table:table-cell table:style-name="Таблица3.B8" office:value-type="string">
            <text:p text:style-name="P41"/>
          </table:table-cell>
          <table:table-cell table:style-name="Таблица3.C8" office:value-type="string">
            <text:p text:style-name="P37">Web сервера. Сделана тестовая задача.</text:p>
          </table:table-cell>
          <table:table-cell table:style-name="Таблица3.D8" office:value-type="string">
            <text:p text:style-name="P34"/>
          </table:table-cell>
        </table:table-row>
        <table:table-row table:style-name="Таблица3.9">
          <table:table-cell table:style-name="Таблица3.A9" office:value-type="string">
            <text:p text:style-name="P36"/>
          </table:table-cell>
          <table:table-cell table:style-name="Таблица3.B9" office:value-type="string">
            <text:p text:style-name="P41"/>
          </table:table-cell>
          <table:table-cell table:style-name="Таблица3.C9" office:value-type="string">
            <text:p text:style-name="P37"/>
          </table:table-cell>
          <table:table-cell table:style-name="Таблица3.D9" office:value-type="string">
            <text:p text:style-name="P34"/>
          </table:table-cell>
        </table:table-row>
        <table:table-row table:style-name="Таблица3.10">
          <table:table-cell table:style-name="Таблица3.A10" office:value-type="string">
            <text:p text:style-name="P38">23.10.2020</text:p>
          </table:table-cell>
          <table:table-cell table:style-name="Таблица3.B10" office:value-type="string">
            <text:p text:style-name="P40"><text:span text:style-name="T21">ФЭТ</text:span> 437</text:p>
          </table:table-cell>
          <table:table-cell table:style-name="Таблица3.C10" office:value-type="string">
            <text:p text:style-name="P37">Рассмотрены технологии создания </text:p>
          </table:table-cell>
          <table:table-cell table:style-name="Таблица3.D10" office:value-type="string">
            <text:p text:style-name="P34"/>
          </table:table-cell>
        </table:table-row>
        <table:table-row table:style-name="Таблица3.11">
          <table:table-cell table:style-name="Таблица3.A11" office:value-type="string">
            <text:p text:style-name="P36"/>
          </table:table-cell>
          <table:table-cell table:style-name="Таблица3.B11" office:value-type="string">
            <text:p text:style-name="P41"/>
          </table:table-cell>
          <table:table-cell table:style-name="Таблица3.C11" office:value-type="string">
            <text:p text:style-name="P37">Web интерфейса. Сделана тестовая </text:p>
          </table:table-cell>
          <table:table-cell table:style-name="Таблица3.D11" office:value-type="string">
            <text:p text:style-name="P34"/>
          </table:table-cell>
        </table:table-row>
        <table:table-row table:style-name="Таблица3.13">
          <table:table-cell table:style-name="Таблица3.A12" office:value-type="string">
            <text:p text:style-name="P36"/>
          </table:table-cell>
          <table:table-cell table:style-name="Таблица3.B12" office:value-type="string">
            <text:p text:style-name="P41"/>
          </table:table-cell>
          <table:table-cell table:style-name="Таблица3.C12" office:value-type="string">
            <text:p text:style-name="P37">Задача.</text:p>
          </table:table-cell>
          <table:table-cell table:style-name="Таблица3.D12" office:value-type="string">
            <text:p text:style-name="P34"/>
          </table:table-cell>
        </table:table-row>
        <table:table-row table:style-name="Таблица3.13">
          <table:table-cell table:style-name="Таблица3.A13" office:value-type="string">
            <text:p text:style-name="P36"/>
          </table:table-cell>
          <table:table-cell table:style-name="Таблица3.B13" office:value-type="string">
            <text:p text:style-name="P41"/>
          </table:table-cell>
          <table:table-cell table:style-name="Таблица3.C13" office:value-type="string">
            <text:p text:style-name="P37"/>
          </table:table-cell>
          <table:table-cell table:style-name="Таблица3.D13" office:value-type="string">
            <text:p text:style-name="P34"/>
          </table:table-cell>
        </table:table-row>
        <table:table-row table:style-name="Таблица3.15">
          <table:table-cell table:style-name="Таблица3.A14" office:value-type="string">
            <text:p text:style-name="P38">16.11.2020</text:p>
          </table:table-cell>
          <table:table-cell table:style-name="Таблица3.B14" office:value-type="string">
            <text:p text:style-name="P40">Ф<text:span text:style-name="T21">ЭТ</text:span> 437</text:p>
          </table:table-cell>
          <table:table-cell table:style-name="Таблица3.C14" office:value-type="string">
            <text:p text:style-name="P37">Разработана структура сервера.</text:p>
          </table:table-cell>
          <table:table-cell table:style-name="Таблица3.D14" office:value-type="string">
            <text:p text:style-name="P34"/>
          </table:table-cell>
        </table:table-row>
        <table:table-row table:style-name="Таблица3.15">
          <table:table-cell table:style-name="Таблица3.A15" office:value-type="string">
            <text:p text:style-name="P36"/>
          </table:table-cell>
          <table:table-cell table:style-name="Таблица3.B15" office:value-type="string">
            <text:p text:style-name="P41"/>
          </table:table-cell>
          <table:table-cell table:style-name="Таблица3.C15" office:value-type="string">
            <text:p text:style-name="P37"/>
          </table:table-cell>
          <table:table-cell table:style-name="Таблица3.D15" office:value-type="string">
            <text:p text:style-name="P34"/>
          </table:table-cell>
        </table:table-row>
        <table:table-row table:style-name="Таблица3.17">
          <table:table-cell table:style-name="Таблица3.A16" office:value-type="string">
            <text:p text:style-name="P38">18.11.2020</text:p>
          </table:table-cell>
          <table:table-cell table:style-name="Таблица3.B16" office:value-type="string">
            <text:p text:style-name="P40">Ф<text:span text:style-name="T21">ЭТ</text:span> 437</text:p>
          </table:table-cell>
          <table:table-cell table:style-name="Таблица3.C16" office:value-type="string">
            <text:p text:style-name="P37">Реализован и настроен сервер.</text:p>
          </table:table-cell>
          <table:table-cell table:style-name="Таблица3.D16" office:value-type="string">
            <text:p text:style-name="P34"/>
          </table:table-cell>
        </table:table-row>
        <table:table-row table:style-name="Таблица3.17">
          <table:table-cell table:style-name="Таблица3.A17" office:value-type="string">
            <text:p text:style-name="P36"/>
          </table:table-cell>
          <table:table-cell table:style-name="Таблица3.B17" office:value-type="string">
            <text:p text:style-name="P41"/>
          </table:table-cell>
          <table:table-cell table:style-name="Таблица3.C17" office:value-type="string">
            <text:p text:style-name="P37"/>
          </table:table-cell>
          <table:table-cell table:style-name="Таблица3.D17" office:value-type="string">
            <text:p text:style-name="P34"/>
          </table:table-cell>
        </table:table-row>
        <table:table-row table:style-name="Таблица3.18">
          <table:table-cell table:style-name="Таблица3.A18" office:value-type="string">
            <text:p text:style-name="P38">25.11.2020</text:p>
          </table:table-cell>
          <table:table-cell table:style-name="Таблица3.B18" office:value-type="string">
            <text:p text:style-name="P40">Ф<text:span text:style-name="T21">ЭТ</text:span> 437</text:p>
          </table:table-cell>
          <table:table-cell table:style-name="Таблица3.C18" office:value-type="string">
            <text:p text:style-name="P37">Разработана структура Web </text:p>
          </table:table-cell>
          <table:table-cell table:style-name="Таблица3.D18" office:value-type="string">
            <text:p text:style-name="P34"/>
          </table:table-cell>
        </table:table-row>
        <table:table-row table:style-name="Таблица3.20">
          <table:table-cell table:style-name="Таблица3.A19" office:value-type="string">
            <text:p text:style-name="P36"/>
          </table:table-cell>
          <table:table-cell table:style-name="Таблица3.B19" office:value-type="string">
            <text:p text:style-name="P41"/>
          </table:table-cell>
          <table:table-cell table:style-name="Таблица3.C19" office:value-type="string">
            <text:p text:style-name="P37">интерфейса.</text:p>
          </table:table-cell>
          <table:table-cell table:style-name="Таблица3.D19" office:value-type="string">
            <text:p text:style-name="P34"/>
          </table:table-cell>
        </table:table-row>
        <table:table-row table:style-name="Таблица3.20">
          <table:table-cell table:style-name="Таблица3.A20" office:value-type="string">
            <text:p text:style-name="P36"/>
          </table:table-cell>
          <table:table-cell table:style-name="Таблица3.B20" office:value-type="string">
            <text:p text:style-name="P41"/>
          </table:table-cell>
          <table:table-cell table:style-name="Таблица3.C20" office:value-type="string">
            <text:p text:style-name="P37"/>
          </table:table-cell>
          <table:table-cell table:style-name="Таблица3.D20" office:value-type="string">
            <text:p text:style-name="P34"/>
          </table:table-cell>
        </table:table-row>
        <table:table-row table:style-name="Таблица3.21">
          <table:table-cell table:style-name="Таблица3.A21" office:value-type="string">
            <text:p text:style-name="P37">25.11.2020</text:p>
          </table:table-cell>
          <table:table-cell table:style-name="Таблица3.B21" office:value-type="string">
            <text:p text:style-name="P40">Ф<text:span text:style-name="T21">ЭТ</text:span> 437</text:p>
          </table:table-cell>
          <table:table-cell table:style-name="Таблица3.C21" office:value-type="string">
            <text:p text:style-name="P37">Разместил сервис на хостинге.</text:p>
          </table:table-cell>
          <table:table-cell table:style-name="Таблица3.D21" office:value-type="string">
            <text:p text:style-name="P34"/>
          </table:table-cell>
        </table:table-row>
        <table:table-row table:style-name="Таблица3.22">
          <table:table-cell table:style-name="Таблица3.A22" office:value-type="string">
            <text:p text:style-name="P36"/>
          </table:table-cell>
          <table:table-cell table:style-name="Таблица3.B22" office:value-type="string">
            <text:p text:style-name="P41"/>
          </table:table-cell>
          <table:table-cell table:style-name="Таблица3.C22" office:value-type="string">
            <text:p text:style-name="P37">Произведена настройка сервера.</text:p>
          </table:table-cell>
          <table:table-cell table:style-name="Таблица3.D22" office:value-type="string">
            <text:p text:style-name="P34"/>
          </table:table-cell>
        </table:table-row>
        <table:table-row table:style-name="Таблица3.23">
          <table:table-cell table:style-name="Таблица3.A23" office:value-type="string">
            <text:p text:style-name="P36"/>
          </table:table-cell>
          <table:table-cell table:style-name="Таблица3.B23" office:value-type="string">
            <text:p text:style-name="P34"/>
          </table:table-cell>
          <table:table-cell table:style-name="Таблица3.C23" office:value-type="string">
            <text:p text:style-name="P36"/>
          </table:table-cell>
          <table:table-cell table:style-name="Таблица3.D23" office:value-type="string">
            <text:p text:style-name="P34"/>
          </table:table-cell>
        </table:table-row>
        <table:table-row table:style-name="Таблица3.24">
          <table:table-cell table:style-name="Таблица3.A24" office:value-type="string">
            <text:p text:style-name="P39"/>
          </table:table-cell>
          <table:table-cell table:style-name="Таблица3.B24" office:value-type="string">
            <text:p text:style-name="P34"/>
          </table:table-cell>
          <table:table-cell table:style-name="Таблица3.C24" office:value-type="string">
            <text:p text:style-name="P36"/>
          </table:table-cell>
          <table:table-cell table:style-name="Таблица3.D24" office:value-type="string">
            <text:p text:style-name="P34"/>
          </table:table-cell>
        </table:table-row>
        <table:table-row table:style-name="Таблица3.25">
          <table:table-cell table:style-name="Таблица3.A25" office:value-type="string">
            <text:p text:style-name="P36"/>
          </table:table-cell>
          <table:table-cell table:style-name="Таблица3.B25" office:value-type="string">
            <text:p text:style-name="P34"/>
          </table:table-cell>
          <table:table-cell table:style-name="Таблица3.C25" office:value-type="string">
            <text:p text:style-name="P36"/>
          </table:table-cell>
          <table:table-cell table:style-name="Таблица3.D25" office:value-type="string">
            <text:p text:style-name="P34"/>
          </table:table-cell>
        </table:table-row>
        <table:table-row table:style-name="Таблица3.26">
          <table:table-cell table:style-name="Таблица3.A26" office:value-type="string">
            <text:p text:style-name="P36"/>
          </table:table-cell>
          <table:table-cell table:style-name="Таблица3.B26" office:value-type="string">
            <text:p text:style-name="P34"/>
          </table:table-cell>
          <table:table-cell table:style-name="Таблица3.C26" office:value-type="string">
            <text:p text:style-name="P36"/>
          </table:table-cell>
          <table:table-cell table:style-name="Таблица3.D26" office:value-type="string">
            <text:p text:style-name="P34"/>
          </table:table-cell>
        </table:table-row>
        <table:table-row table:style-name="Таблица3.27">
          <table:table-cell table:style-name="Таблица3.A27" office:value-type="string">
            <text:p text:style-name="P36"/>
          </table:table-cell>
          <table:table-cell table:style-name="Таблица3.B27" office:value-type="string">
            <text:p text:style-name="P34"/>
          </table:table-cell>
          <table:table-cell table:style-name="Таблица3.C27" office:value-type="string">
            <text:p text:style-name="P36"/>
          </table:table-cell>
          <table:table-cell table:style-name="Таблица3.D27" office:value-type="string">
            <text:p text:style-name="P34"/>
          </table:table-cell>
        </table:table-row>
        <table:table-row table:style-name="Таблица3.28">
          <table:table-cell table:style-name="Таблица3.A28" office:value-type="string">
            <text:p text:style-name="P36"/>
          </table:table-cell>
          <table:table-cell table:style-name="Таблица3.B28" office:value-type="string">
            <text:p text:style-name="P34"/>
          </table:table-cell>
          <table:table-cell table:style-name="Таблица3.C28" office:value-type="string">
            <text:p text:style-name="P36"/>
          </table:table-cell>
          <table:table-cell table:style-name="Таблица3.D28" office:value-type="string">
            <text:p text:style-name="P34"/>
          </table:table-cell>
        </table:table-row>
        <text:soft-page-break/>
        <table:table-row table:style-name="Таблица3.29">
          <table:table-cell table:style-name="Таблица3.A29" office:value-type="string">
            <text:p text:style-name="P33"><text:span text:style-name="Мелкий"/></text:p>
          </table:table-cell>
          <table:table-cell table:style-name="Таблица3.B29" office:value-type="string">
            <text:p text:style-name="P33"><text:span text:style-name="Мелкий"/></text:p>
          </table:table-cell>
          <table:table-cell table:style-name="Таблица3.C29" office:value-type="string">
            <text:p text:style-name="P33"><text:span text:style-name="Мелкий"/></text:p>
          </table:table-cell>
          <table:table-cell table:style-name="Таблица3.D29" office:value-type="string">
            <text:p text:style-name="P33"><text:span text:style-name="Мелкий"/></text:p>
          </table:table-cell>
        </table:table-row>
        <table:table-row table:style-name="Таблица3.30">
          <table:table-cell table:style-name="Таблица3.A30" office:value-type="string">
            <text:p text:style-name="P33"><text:span text:style-name="Мелкий"/></text:p>
          </table:table-cell>
          <table:table-cell table:style-name="Таблица3.B30" office:value-type="string">
            <text:p text:style-name="P33"><text:span text:style-name="Мелкий"/></text:p>
          </table:table-cell>
          <table:table-cell table:style-name="Таблица3.C30" office:value-type="string">
            <text:p text:style-name="P33"><text:span text:style-name="Мелкий"/></text:p>
          </table:table-cell>
          <table:table-cell table:style-name="Таблица3.D30" office:value-type="string">
            <text:p text:style-name="P33"><text:span text:style-name="Мелкий"/></text:p>
          </table:table-cell>
        </table:table-row>
        <table:table-row table:style-name="Таблица3.31">
          <table:table-cell table:style-name="Таблица3.A31" office:value-type="string">
            <text:p text:style-name="P33"><text:span text:style-name="Мелкий"/></text:p>
          </table:table-cell>
          <table:table-cell table:style-name="Таблица3.B31" office:value-type="string">
            <text:p text:style-name="P33"><text:span text:style-name="Мелкий"/></text:p>
          </table:table-cell>
          <table:table-cell table:style-name="Таблица3.C31" office:value-type="string">
            <text:p text:style-name="P33"><text:span text:style-name="Мелкий"/></text:p>
          </table:table-cell>
          <table:table-cell table:style-name="Таблица3.D31" office:value-type="string">
            <text:p text:style-name="P33"><text:span text:style-name="Мелкий"/></text:p>
          </table:table-cell>
        </table:table-row>
        <table:table-row table:style-name="Таблица3.32">
          <table:table-cell table:style-name="Таблица3.A32" office:value-type="string">
            <text:p text:style-name="P33"><text:span text:style-name="Мелкий"/></text:p>
          </table:table-cell>
          <table:table-cell table:style-name="Таблица3.B32" office:value-type="string">
            <text:p text:style-name="P33"><text:span text:style-name="Мелкий"/></text:p>
          </table:table-cell>
          <table:table-cell table:style-name="Таблица3.C32" office:value-type="string">
            <text:p text:style-name="P33"><text:span text:style-name="Мелкий"/></text:p>
          </table:table-cell>
          <table:table-cell table:style-name="Таблица3.D32" office:value-type="string">
            <text:p text:style-name="P33"><text:span text:style-name="Мелкий"/></text:p>
          </table:table-cell>
        </table:table-row>
        <table:table-row table:style-name="Таблица3.33">
          <table:table-cell table:style-name="Таблица3.A33" office:value-type="string">
            <text:p text:style-name="P33"><text:span text:style-name="Мелкий"/></text:p>
          </table:table-cell>
          <table:table-cell table:style-name="Таблица3.B33" office:value-type="string">
            <text:p text:style-name="P33"><text:span text:style-name="Мелкий"/></text:p>
          </table:table-cell>
          <table:table-cell table:style-name="Таблица3.C33" office:value-type="string">
            <text:p text:style-name="P33"><text:span text:style-name="Мелкий"/></text:p>
          </table:table-cell>
          <table:table-cell table:style-name="Таблица3.D33" office:value-type="string">
            <text:p text:style-name="P33"><text:span text:style-name="Мелкий"/></text:p>
          </table:table-cell>
        </table:table-row>
        <table:table-row table:style-name="Таблица3.34">
          <table:table-cell table:style-name="Таблица3.A34" office:value-type="string">
            <text:p text:style-name="P33"><text:span text:style-name="Мелкий"/></text:p>
          </table:table-cell>
          <table:table-cell table:style-name="Таблица3.B34" office:value-type="string">
            <text:p text:style-name="P33"><text:span text:style-name="Мелкий"/></text:p>
          </table:table-cell>
          <table:table-cell table:style-name="Таблица3.C34" office:value-type="string">
            <text:p text:style-name="P33"><text:span text:style-name="Мелкий"/></text:p>
          </table:table-cell>
          <table:table-cell table:style-name="Таблица3.D34" office:value-type="string">
            <text:p text:style-name="P33"><text:span text:style-name="Мелкий"/></text:p>
          </table:table-cell>
        </table:table-row>
        <table:table-row table:style-name="Таблица3.35">
          <table:table-cell table:style-name="Таблица3.A35" office:value-type="string">
            <text:p text:style-name="P33"><text:span text:style-name="Мелкий"/></text:p>
          </table:table-cell>
          <table:table-cell table:style-name="Таблица3.B35" office:value-type="string">
            <text:p text:style-name="P33"><text:span text:style-name="Мелкий"/></text:p>
          </table:table-cell>
          <table:table-cell table:style-name="Таблица3.C35" office:value-type="string">
            <text:p text:style-name="P33"><text:span text:style-name="Мелкий"/></text:p>
          </table:table-cell>
          <table:table-cell table:style-name="Таблица3.D35" office:value-type="string">
            <text:p text:style-name="P33"><text:span text:style-name="Мелкий"/></text:p>
          </table:table-cell>
        </table:table-row>
        <table:table-row table:style-name="Таблица3.36">
          <table:table-cell table:style-name="Таблица3.A36" office:value-type="string">
            <text:p text:style-name="P33"><text:span text:style-name="Мелкий"/></text:p>
          </table:table-cell>
          <table:table-cell table:style-name="Таблица3.B36" office:value-type="string">
            <text:p text:style-name="P33"><text:span text:style-name="Мелкий"/></text:p>
          </table:table-cell>
          <table:table-cell table:style-name="Таблица3.C36" office:value-type="string">
            <text:p text:style-name="P33"><text:span text:style-name="Мелкий"/></text:p>
          </table:table-cell>
          <table:table-cell table:style-name="Таблица3.D36" office:value-type="string">
            <text:p text:style-name="P33"><text:span text:style-name="Мелкий"/></text:p>
          </table:table-cell>
        </table:table-row>
        <table:table-row table:style-name="Таблица3.37">
          <table:table-cell table:style-name="Таблица3.A37" office:value-type="string">
            <text:p text:style-name="P33"><text:span text:style-name="Мелкий"/></text:p>
          </table:table-cell>
          <table:table-cell table:style-name="Таблица3.B37" office:value-type="string">
            <text:p text:style-name="P33"><text:span text:style-name="Мелкий"/></text:p>
          </table:table-cell>
          <table:table-cell table:style-name="Таблица3.C37" office:value-type="string">
            <text:p text:style-name="P33"><text:span text:style-name="Мелкий"/></text:p>
          </table:table-cell>
          <table:table-cell table:style-name="Таблица3.D37" office:value-type="string">
            <text:p text:style-name="P33"><text:span text:style-name="Мелкий"/></text:p>
          </table:table-cell>
        </table:table-row>
        <table:table-row table:style-name="Таблица3.38">
          <table:table-cell table:style-name="Таблица3.A38" office:value-type="string">
            <text:p text:style-name="P33"><text:span text:style-name="Мелкий"/></text:p>
          </table:table-cell>
          <table:table-cell table:style-name="Таблица3.B38" office:value-type="string">
            <text:p text:style-name="P33"><text:span text:style-name="Мелкий"/></text:p>
          </table:table-cell>
          <table:table-cell table:style-name="Таблица3.C38" office:value-type="string">
            <text:p text:style-name="P33"><text:span text:style-name="Мелкий"/></text:p>
          </table:table-cell>
          <table:table-cell table:style-name="Таблица3.D38" office:value-type="string">
            <text:p text:style-name="P33"><text:span text:style-name="Мелкий"/></text:p>
          </table:table-cell>
        </table:table-row>
        <table:table-row table:style-name="Таблица3.39">
          <table:table-cell table:style-name="Таблица3.A39" office:value-type="string">
            <text:p text:style-name="P33"><text:span text:style-name="Мелкий"/></text:p>
          </table:table-cell>
          <table:table-cell table:style-name="Таблица3.B39" office:value-type="string">
            <text:p text:style-name="P33"><text:span text:style-name="Мелкий"/></text:p>
          </table:table-cell>
          <table:table-cell table:style-name="Таблица3.C39" office:value-type="string">
            <text:p text:style-name="P33"><text:span text:style-name="Мелкий"/></text:p>
          </table:table-cell>
          <table:table-cell table:style-name="Таблица3.D39" office:value-type="string">
            <text:p text:style-name="P33"><text:span text:style-name="Мелкий"/></text:p>
          </table:table-cell>
        </table:table-row>
        <table:table-row table:style-name="Таблица3.40">
          <table:table-cell table:style-name="Таблица3.A40" office:value-type="string">
            <text:p text:style-name="P33"><text:span text:style-name="Мелкий"/></text:p>
          </table:table-cell>
          <table:table-cell table:style-name="Таблица3.B40" office:value-type="string">
            <text:p text:style-name="P33"><text:span text:style-name="Мелкий"/></text:p>
          </table:table-cell>
          <table:table-cell table:style-name="Таблица3.C40" office:value-type="string">
            <text:p text:style-name="P33"><text:span text:style-name="Мелкий"/></text:p>
          </table:table-cell>
          <table:table-cell table:style-name="Таблица3.D40" office:value-type="string">
            <text:p text:style-name="P33"><text:span text:style-name="Мелкий"/></text:p>
          </table:table-cell>
        </table:table-row>
        <table:table-row table:style-name="Таблица3.41">
          <table:table-cell table:style-name="Таблица3.A41" office:value-type="string">
            <text:p text:style-name="P33"><text:span text:style-name="Мелкий"/></text:p>
          </table:table-cell>
          <table:table-cell table:style-name="Таблица3.B41" office:value-type="string">
            <text:p text:style-name="P33"><text:span text:style-name="Мелкий"/></text:p>
          </table:table-cell>
          <table:table-cell table:style-name="Таблица3.C41" office:value-type="string">
            <text:p text:style-name="P33"><text:span text:style-name="Мелкий"/></text:p>
          </table:table-cell>
          <table:table-cell table:style-name="Таблица3.D41" office:value-type="string">
            <text:p text:style-name="P33"><text:span text:style-name="Мелкий"/></text:p>
          </table:table-cell>
        </table:table-row>
        <table:table-row table:style-name="Таблица3.42">
          <table:table-cell table:style-name="Таблица3.A42" office:value-type="string">
            <text:p text:style-name="P33"><text:span text:style-name="Мелкий"/></text:p>
          </table:table-cell>
          <table:table-cell table:style-name="Таблица3.B42" office:value-type="string">
            <text:p text:style-name="P33"><text:span text:style-name="Мелкий"/></text:p>
          </table:table-cell>
          <table:table-cell table:style-name="Таблица3.C42" office:value-type="string">
            <text:p text:style-name="P33"><text:span text:style-name="Мелкий"/></text:p>
          </table:table-cell>
          <table:table-cell table:style-name="Таблица3.D42" office:value-type="string">
            <text:p text:style-name="P33"><text:span text:style-name="Мелкий"/></text:p>
          </table:table-cell>
        </table:table-row>
        <table:table-row table:style-name="Таблица3.43">
          <table:table-cell table:style-name="Таблица3.A43" office:value-type="string">
            <text:p text:style-name="P33"><text:span text:style-name="Мелкий"/></text:p>
          </table:table-cell>
          <table:table-cell table:style-name="Таблица3.B43" office:value-type="string">
            <text:p text:style-name="P33"><text:span text:style-name="Мелкий"/></text:p>
          </table:table-cell>
          <table:table-cell table:style-name="Таблица3.C43" office:value-type="string">
            <text:p text:style-name="P33"><text:span text:style-name="Мелкий"/></text:p>
          </table:table-cell>
          <table:table-cell table:style-name="Таблица3.D43" office:value-type="string">
            <text:p text:style-name="P33"><text:span text:style-name="Мелкий"/></text:p>
          </table:table-cell>
        </table:table-row>
        <table:table-row table:style-name="Таблица3.44">
          <table:table-cell table:style-name="Таблица3.A44" office:value-type="string">
            <text:p text:style-name="P33"><text:span text:style-name="Мелкий"/></text:p>
          </table:table-cell>
          <table:table-cell table:style-name="Таблица3.B44" office:value-type="string">
            <text:p text:style-name="P33"><text:span text:style-name="Мелкий"/></text:p>
          </table:table-cell>
          <table:table-cell table:style-name="Таблица3.C44" office:value-type="string">
            <text:p text:style-name="P33"><text:span text:style-name="Мелкий"/></text:p>
          </table:table-cell>
          <table:table-cell table:style-name="Таблица3.D44" office:value-type="string">
            <text:p text:style-name="P33"><text:span text:style-name="Мелкий"/></text:p>
          </table:table-cell>
        </table:table-row>
        <table:table-row table:style-name="Таблица3.45">
          <table:table-cell table:style-name="Таблица3.A45" office:value-type="string">
            <text:p text:style-name="P33"><text:span text:style-name="Мелкий"/></text:p>
          </table:table-cell>
          <table:table-cell table:style-name="Таблица3.B45" office:value-type="string">
            <text:p text:style-name="P33"><text:span text:style-name="Мелкий"/></text:p>
          </table:table-cell>
          <table:table-cell table:style-name="Таблица3.C45" office:value-type="string">
            <text:p text:style-name="P33"><text:span text:style-name="Мелкий"/></text:p>
          </table:table-cell>
          <table:table-cell table:style-name="Таблица3.D45" office:value-type="string">
            <text:p text:style-name="P33"><text:span text:style-name="Мелкий"/></text:p>
          </table:table-cell>
        </table:table-row>
        <table:table-row table:style-name="Таблица3.46">
          <table:table-cell table:style-name="Таблица3.A46" office:value-type="string">
            <text:p text:style-name="P33"><text:span text:style-name="Мелкий"/></text:p>
          </table:table-cell>
          <table:table-cell table:style-name="Таблица3.B46" office:value-type="string">
            <text:p text:style-name="P33"><text:span text:style-name="Мелкий"/></text:p>
          </table:table-cell>
          <table:table-cell table:style-name="Таблица3.C46" office:value-type="string">
            <text:p text:style-name="P33"><text:span text:style-name="Мелкий"/></text:p>
          </table:table-cell>
          <table:table-cell table:style-name="Таблица3.D46" office:value-type="string">
            <text:p text:style-name="P33"><text:span text:style-name="Мелкий"/></text:p>
          </table:table-cell>
        </table:table-row>
        <table:table-row table:style-name="Таблица3.47">
          <table:table-cell table:style-name="Таблица3.A47" office:value-type="string">
            <text:p text:style-name="P33"><text:span text:style-name="Мелкий"/></text:p>
          </table:table-cell>
          <table:table-cell table:style-name="Таблица3.B47" office:value-type="string">
            <text:p text:style-name="P33"><text:span text:style-name="Мелкий"/></text:p>
          </table:table-cell>
          <table:table-cell table:style-name="Таблица3.C47" office:value-type="string">
            <text:p text:style-name="P33"><text:span text:style-name="Мелкий"/></text:p>
          </table:table-cell>
          <table:table-cell table:style-name="Таблица3.D47" office:value-type="string">
            <text:p text:style-name="P33"><text:span text:style-name="Мелкий"/></text:p>
          </table:table-cell>
        </table:table-row>
        <table:table-row table:style-name="Таблица3.48">
          <table:table-cell table:style-name="Таблица3.A48" office:value-type="string">
            <text:p text:style-name="P33"><text:span text:style-name="Мелкий"/></text:p>
          </table:table-cell>
          <table:table-cell table:style-name="Таблица3.B48" office:value-type="string">
            <text:p text:style-name="P33"><text:span text:style-name="Мелкий"/></text:p>
          </table:table-cell>
          <table:table-cell table:style-name="Таблица3.C48" office:value-type="string">
            <text:p text:style-name="P33"><text:span text:style-name="Мелкий"/></text:p>
          </table:table-cell>
          <table:table-cell table:style-name="Таблица3.D48" office:value-type="string">
            <text:p text:style-name="P33"><text:span text:style-name="Мелкий"/></text:p>
          </table:table-cell>
        </table:table-row>
        <table:table-row table:style-name="Таблица3.49">
          <table:table-cell table:style-name="Таблица3.A49" office:value-type="string">
            <text:p text:style-name="P33"><text:span text:style-name="Мелкий"/></text:p>
          </table:table-cell>
          <table:table-cell table:style-name="Таблица3.B49" office:value-type="string">
            <text:p text:style-name="P33"><text:span text:style-name="Мелкий"/></text:p>
          </table:table-cell>
          <table:table-cell table:style-name="Таблица3.C49" office:value-type="string">
            <text:p text:style-name="P33"><text:span text:style-name="Мелкий"/></text:p>
          </table:table-cell>
          <table:table-cell table:style-name="Таблица3.D49" office:value-type="string">
            <text:p text:style-name="P33"><text:span text:style-name="Мелкий"/></text:p>
          </table:table-cell>
        </table:table-row>
        <table:table-row table:style-name="Таблица3.50">
          <table:table-cell table:style-name="Таблица3.A50" office:value-type="string">
            <text:p text:style-name="P33"><text:span text:style-name="Мелкий"/></text:p>
          </table:table-cell>
          <table:table-cell table:style-name="Таблица3.B50" office:value-type="string">
            <text:p text:style-name="P33"><text:span text:style-name="Мелкий"/></text:p>
          </table:table-cell>
          <table:table-cell table:style-name="Таблица3.C50" office:value-type="string">
            <text:p text:style-name="P33"><text:span text:style-name="Мелкий"/></text:p>
          </table:table-cell>
          <table:table-cell table:style-name="Таблица3.D50" office:value-type="string">
            <text:p text:style-name="P33"><text:span text:style-name="Мелкий"/></text:p>
          </table:table-cell>
        </table:table-row>
        <table:table-row table:style-name="Таблица3.51">
          <table:table-cell table:style-name="Таблица3.A51" office:value-type="string">
            <text:p text:style-name="P33"><text:span text:style-name="Мелкий"/></text:p>
          </table:table-cell>
          <table:table-cell table:style-name="Таблица3.B51" office:value-type="string">
            <text:p text:style-name="P33"><text:span text:style-name="Мелкий"/></text:p>
          </table:table-cell>
          <table:table-cell table:style-name="Таблица3.C51" office:value-type="string">
            <text:p text:style-name="P33"><text:span text:style-name="Мелкий"/></text:p>
          </table:table-cell>
          <table:table-cell table:style-name="Таблица3.D51" office:value-type="string">
            <text:p text:style-name="P33"><text:span text:style-name="Мелкий"/></text:p>
          </table:table-cell>
        </table:table-row>
        <table:table-row table:style-name="Таблица3.52">
          <table:table-cell table:style-name="Таблица3.A52" office:value-type="string">
            <text:p text:style-name="P33"><text:span text:style-name="Мелкий"/></text:p>
          </table:table-cell>
          <table:table-cell table:style-name="Таблица3.B52" office:value-type="string">
            <text:p text:style-name="P33"><text:span text:style-name="Мелкий"/></text:p>
          </table:table-cell>
          <table:table-cell table:style-name="Таблица3.C52" office:value-type="string">
            <text:p text:style-name="P33"><text:span text:style-name="Мелкий"/></text:p>
          </table:table-cell>
          <table:table-cell table:style-name="Таблица3.D52" office:value-type="string">
            <text:p text:style-name="P33"><text:span text:style-name="Мелкий"/></text:p>
          </table:table-cell>
        </table:table-row>
        <table:table-row table:style-name="Таблица3.53">
          <table:table-cell table:style-name="Таблица3.A53" office:value-type="string">
            <text:p text:style-name="P33"><text:span text:style-name="Мелкий"/></text:p>
          </table:table-cell>
          <table:table-cell table:style-name="Таблица3.B53" office:value-type="string">
            <text:p text:style-name="P33"><text:span text:style-name="Мелкий"/></text:p>
          </table:table-cell>
          <table:table-cell table:style-name="Таблица3.C53" office:value-type="string">
            <text:p text:style-name="P33"><text:span text:style-name="Мелкий"/></text:p>
          </table:table-cell>
          <table:table-cell table:style-name="Таблица3.D53" office:value-type="string">
            <text:p text:style-name="P33"><text:span text:style-name="Мелкий"/></text:p>
          </table:table-cell>
        </table:table-row>
        <table:table-row table:style-name="Таблица3.54">
          <table:table-cell table:style-name="Таблица3.A54" office:value-type="string">
            <text:p text:style-name="P33"><text:span text:style-name="Мелкий"/></text:p>
          </table:table-cell>
          <table:table-cell table:style-name="Таблица3.B54" office:value-type="string">
            <text:p text:style-name="P33"><text:span text:style-name="Мелкий"/></text:p>
          </table:table-cell>
          <table:table-cell table:style-name="Таблица3.C54" office:value-type="string">
            <text:p text:style-name="P33"><text:span text:style-name="Мелкий"/></text:p>
          </table:table-cell>
          <table:table-cell table:style-name="Таблица3.D54" office:value-type="string">
            <text:p text:style-name="P33"><text:span text:style-name="Мелкий"/></text:p>
          </table:table-cell>
        </table:table-row>
        <table:table-row table:style-name="Таблица3.55">
          <table:table-cell table:style-name="Таблица3.A55" office:value-type="string">
            <text:p text:style-name="P33"><text:span text:style-name="Мелкий"/></text:p>
          </table:table-cell>
          <table:table-cell table:style-name="Таблица3.B55" office:value-type="string">
            <text:p text:style-name="P33"><text:span text:style-name="Мелкий"/></text:p>
          </table:table-cell>
          <table:table-cell table:style-name="Таблица3.C55" office:value-type="string">
            <text:p text:style-name="P33"><text:span text:style-name="Мелкий"/></text:p>
          </table:table-cell>
          <table:table-cell table:style-name="Таблица3.D55" office:value-type="string">
            <text:p text:style-name="P33"><text:span text:style-name="Мелкий"/></text:p>
          </table:table-cell>
        </table:table-row>
        <table:table-row table:style-name="Таблица3.56">
          <table:table-cell table:style-name="Таблица3.A56" office:value-type="string">
            <text:p text:style-name="P33"><text:span text:style-name="Мелкий"/></text:p>
          </table:table-cell>
          <table:table-cell table:style-name="Таблица3.B56" office:value-type="string">
            <text:p text:style-name="P33"><text:span text:style-name="Мелкий"/></text:p>
          </table:table-cell>
          <table:table-cell table:style-name="Таблица3.C56" office:value-type="string">
            <text:p text:style-name="P33"><text:span text:style-name="Мелкий"/></text:p>
          </table:table-cell>
          <table:table-cell table:style-name="Таблица3.D56" office:value-type="string">
            <text:p text:style-name="P33"><text:span text:style-name="Мелкий"/></text:p>
          </table:table-cell>
        </table:table-row>
        <text:soft-page-break/>
        <table:table-row table:style-name="Таблица3.57">
          <table:table-cell table:style-name="Таблица3.A57" office:value-type="string">
            <text:p text:style-name="P33"><text:span text:style-name="Мелкий"/></text:p>
          </table:table-cell>
          <table:table-cell table:style-name="Таблица3.B57" office:value-type="string">
            <text:p text:style-name="P33"><text:span text:style-name="Мелкий"/></text:p>
          </table:table-cell>
          <table:table-cell table:style-name="Таблица3.C57" office:value-type="string">
            <text:p text:style-name="P33"><text:span text:style-name="Мелкий"/></text:p>
          </table:table-cell>
          <table:table-cell table:style-name="Таблица3.D57" office:value-type="string">
            <text:p text:style-name="P33"><text:span text:style-name="Мелкий"/></text:p>
          </table:table-cell>
        </table:table-row>
        <table:table-row table:style-name="Таблица3.58">
          <table:table-cell table:style-name="Таблица3.A58" office:value-type="string">
            <text:p text:style-name="P33"><text:span text:style-name="Мелкий"/></text:p>
          </table:table-cell>
          <table:table-cell table:style-name="Таблица3.B58" office:value-type="string">
            <text:p text:style-name="P33"><text:span text:style-name="Мелкий"/></text:p>
          </table:table-cell>
          <table:table-cell table:style-name="Таблица3.C58" office:value-type="string">
            <text:p text:style-name="P33"><text:span text:style-name="Мелкий"/></text:p>
          </table:table-cell>
          <table:table-cell table:style-name="Таблица3.D58" office:value-type="string">
            <text:p text:style-name="P33"><text:span text:style-name="Мелкий"/></text:p>
          </table:table-cell>
        </table:table-row>
        <table:table-row table:style-name="Таблица3.59">
          <table:table-cell table:style-name="Таблица3.A59" office:value-type="string">
            <text:p text:style-name="P33"><text:span text:style-name="Мелкий"/></text:p>
          </table:table-cell>
          <table:table-cell table:style-name="Таблица3.B59" office:value-type="string">
            <text:p text:style-name="P33"><text:span text:style-name="Мелкий"/></text:p>
          </table:table-cell>
          <table:table-cell table:style-name="Таблица3.C59" office:value-type="string">
            <text:p text:style-name="P33"><text:span text:style-name="Мелкий"/></text:p>
          </table:table-cell>
          <table:table-cell table:style-name="Таблица3.D59" office:value-type="string">
            <text:p text:style-name="P33"><text:span text:style-name="Мелкий"/></text:p>
          </table:table-cell>
        </table:table-row>
        <table:table-row table:style-name="Таблица3.60">
          <table:table-cell table:style-name="Таблица3.A60" office:value-type="string">
            <text:p text:style-name="P33"><text:span text:style-name="Мелкий"/></text:p>
          </table:table-cell>
          <table:table-cell table:style-name="Таблица3.B60" office:value-type="string">
            <text:p text:style-name="P33"><text:span text:style-name="Мелкий"/></text:p>
          </table:table-cell>
          <table:table-cell table:style-name="Таблица3.C60" office:value-type="string">
            <text:p text:style-name="P33"><text:span text:style-name="Мелкий"/></text:p>
          </table:table-cell>
          <table:table-cell table:style-name="Таблица3.D60" office:value-type="string">
            <text:p text:style-name="P33"><text:span text:style-name="Мелкий"/></text:p>
          </table:table-cell>
        </table:table-row>
        <table:table-row table:style-name="Таблица3.61">
          <table:table-cell table:style-name="Таблица3.A61" office:value-type="string">
            <text:p text:style-name="P33"><text:span text:style-name="Мелкий"/></text:p>
          </table:table-cell>
          <table:table-cell table:style-name="Таблица3.B61" office:value-type="string">
            <text:p text:style-name="P33"><text:span text:style-name="Мелкий"/></text:p>
          </table:table-cell>
          <table:table-cell table:style-name="Таблица3.C61" office:value-type="string">
            <text:p text:style-name="P33"><text:span text:style-name="Мелкий"/></text:p>
          </table:table-cell>
          <table:table-cell table:style-name="Таблица3.D61" office:value-type="string">
            <text:p text:style-name="P33"><text:span text:style-name="Мелкий"/></text:p>
          </table:table-cell>
        </table:table-row>
        <table:table-row table:style-name="Таблица3.62">
          <table:table-cell table:style-name="Таблица3.A62" office:value-type="string">
            <text:p text:style-name="P33"><text:span text:style-name="Мелкий"/></text:p>
          </table:table-cell>
          <table:table-cell table:style-name="Таблица3.B62" office:value-type="string">
            <text:p text:style-name="P33"><text:span text:style-name="Мелкий"/></text:p>
          </table:table-cell>
          <table:table-cell table:style-name="Таблица3.C62" office:value-type="string">
            <text:p text:style-name="P33"><text:span text:style-name="Мелкий"/></text:p>
          </table:table-cell>
          <table:table-cell table:style-name="Таблица3.D62" office:value-type="string">
            <text:p text:style-name="P33"><text:span text:style-name="Мелкий"/></text:p>
          </table:table-cell>
        </table:table-row>
        <table:table-row table:style-name="Таблица3.63">
          <table:table-cell table:style-name="Таблица3.A63" office:value-type="string">
            <text:p text:style-name="P33"><text:span text:style-name="Мелкий"/></text:p>
          </table:table-cell>
          <table:table-cell table:style-name="Таблица3.B63" office:value-type="string">
            <text:p text:style-name="P33"><text:span text:style-name="Мелкий"/></text:p>
          </table:table-cell>
          <table:table-cell table:style-name="Таблица3.C63" office:value-type="string">
            <text:p text:style-name="P33"><text:span text:style-name="Мелкий"/></text:p>
          </table:table-cell>
          <table:table-cell table:style-name="Таблица3.D63" office:value-type="string">
            <text:p text:style-name="P33"><text:span text:style-name="Мелкий"/></text:p>
          </table:table-cell>
        </table:table-row>
        <table:table-row table:style-name="Таблица3.64">
          <table:table-cell table:style-name="Таблица3.A64" office:value-type="string">
            <text:p text:style-name="P33"><text:span text:style-name="Мелкий"/></text:p>
          </table:table-cell>
          <table:table-cell table:style-name="Таблица3.B64" office:value-type="string">
            <text:p text:style-name="P33"><text:span text:style-name="Мелкий"/></text:p>
          </table:table-cell>
          <table:table-cell table:style-name="Таблица3.C64" office:value-type="string">
            <text:p text:style-name="P33"><text:span text:style-name="Мелкий"/></text:p>
          </table:table-cell>
          <table:table-cell table:style-name="Таблица3.D64" office:value-type="string">
            <text:p text:style-name="P33"><text:span text:style-name="Мелкий"/></text:p>
          </table:table-cell>
        </table:table-row>
        <table:table-row table:style-name="Таблица3.65">
          <table:table-cell table:style-name="Таблица3.A65" office:value-type="string">
            <text:p text:style-name="P33"><text:span text:style-name="Мелкий"/></text:p>
          </table:table-cell>
          <table:table-cell table:style-name="Таблица3.B65" office:value-type="string">
            <text:p text:style-name="P33"><text:span text:style-name="Мелкий"/></text:p>
          </table:table-cell>
          <table:table-cell table:style-name="Таблица3.C65" office:value-type="string">
            <text:p text:style-name="P33"><text:span text:style-name="Мелкий"/></text:p>
          </table:table-cell>
          <table:table-cell table:style-name="Таблица3.D65" office:value-type="string">
            <text:p text:style-name="P33"><text:span text:style-name="Мелкий"/></text:p>
          </table:table-cell>
        </table:table-row>
        <table:table-row table:style-name="Таблица3.66">
          <table:table-cell table:style-name="Таблица3.A66" office:value-type="string">
            <text:p text:style-name="P33"><text:span text:style-name="Мелкий"/></text:p>
          </table:table-cell>
          <table:table-cell table:style-name="Таблица3.B66" office:value-type="string">
            <text:p text:style-name="P33"><text:span text:style-name="Мелкий"/></text:p>
          </table:table-cell>
          <table:table-cell table:style-name="Таблица3.C66" office:value-type="string">
            <text:p text:style-name="P33"><text:span text:style-name="Мелкий"/></text:p>
          </table:table-cell>
          <table:table-cell table:style-name="Таблица3.D66" office:value-type="string">
            <text:p text:style-name="P33"><text:span text:style-name="Мелкий"/></text:p>
          </table:table-cell>
        </table:table-row>
        <table:table-row table:style-name="Таблица3.67">
          <table:table-cell table:style-name="Таблица3.A67" office:value-type="string">
            <text:p text:style-name="P33"><text:span text:style-name="Мелкий"/></text:p>
          </table:table-cell>
          <table:table-cell table:style-name="Таблица3.B67" office:value-type="string">
            <text:p text:style-name="P33"><text:span text:style-name="Мелкий"/></text:p>
          </table:table-cell>
          <table:table-cell table:style-name="Таблица3.C67" office:value-type="string">
            <text:p text:style-name="P33"><text:span text:style-name="Мелкий"/></text:p>
          </table:table-cell>
          <table:table-cell table:style-name="Таблица3.D67" office:value-type="string">
            <text:p text:style-name="P33"><text:span text:style-name="Мелкий"/></text:p>
          </table:table-cell>
        </table:table-row>
        <table:table-row table:style-name="Таблица3.68">
          <table:table-cell table:style-name="Таблица3.A68" office:value-type="string">
            <text:p text:style-name="P33"><text:span text:style-name="Мелкий"/></text:p>
          </table:table-cell>
          <table:table-cell table:style-name="Таблица3.B68" office:value-type="string">
            <text:p text:style-name="P33"><text:span text:style-name="Мелкий"/></text:p>
          </table:table-cell>
          <table:table-cell table:style-name="Таблица3.C68" office:value-type="string">
            <text:p text:style-name="P33"><text:span text:style-name="Мелкий"/></text:p>
          </table:table-cell>
          <table:table-cell table:style-name="Таблица3.D68" office:value-type="string">
            <text:p text:style-name="P33"><text:span text:style-name="Мелкий"/></text:p>
          </table:table-cell>
        </table:table-row>
        <table:table-row table:style-name="Таблица3.69">
          <table:table-cell table:style-name="Таблица3.A69" office:value-type="string">
            <text:p text:style-name="P33"><text:span text:style-name="Мелкий"/></text:p>
          </table:table-cell>
          <table:table-cell table:style-name="Таблица3.B69" office:value-type="string">
            <text:p text:style-name="P33"><text:span text:style-name="Мелкий"/></text:p>
          </table:table-cell>
          <table:table-cell table:style-name="Таблица3.C69" office:value-type="string">
            <text:p text:style-name="P33"><text:span text:style-name="Мелкий"/></text:p>
          </table:table-cell>
          <table:table-cell table:style-name="Таблица3.D69" office:value-type="string">
            <text:p text:style-name="P33"><text:span text:style-name="Мелкий"/></text:p>
          </table:table-cell>
        </table:table-row>
        <table:table-row table:style-name="Таблица3.70">
          <table:table-cell table:style-name="Таблица3.A70" office:value-type="string">
            <text:p text:style-name="P33"><text:span text:style-name="Мелкий"/></text:p>
          </table:table-cell>
          <table:table-cell table:style-name="Таблица3.B70" office:value-type="string">
            <text:p text:style-name="P33"><text:span text:style-name="Мелкий"/></text:p>
          </table:table-cell>
          <table:table-cell table:style-name="Таблица3.C70" office:value-type="string">
            <text:p text:style-name="P33"><text:span text:style-name="Мелкий"/></text:p>
          </table:table-cell>
          <table:table-cell table:style-name="Таблица3.D70" office:value-type="string">
            <text:p text:style-name="P33"><text:span text:style-name="Мелкий"/></text:p>
          </table:table-cell>
        </table:table-row>
        <table:table-row table:style-name="Таблица3.71">
          <table:table-cell table:style-name="Таблица3.A71" office:value-type="string">
            <text:p text:style-name="P33"><text:span text:style-name="Мелкий"/></text:p>
          </table:table-cell>
          <table:table-cell table:style-name="Таблица3.B71" office:value-type="string">
            <text:p text:style-name="P33"><text:span text:style-name="Мелкий"/></text:p>
          </table:table-cell>
          <table:table-cell table:style-name="Таблица3.C71" office:value-type="string">
            <text:p text:style-name="P33"><text:span text:style-name="Мелкий"/></text:p>
          </table:table-cell>
          <table:table-cell table:style-name="Таблица3.D71" office:value-type="string">
            <text:p text:style-name="P33"><text:span text:style-name="Мелкий"/></text:p>
          </table:table-cell>
        </table:table-row>
        <table:table-row table:style-name="Таблица3.72">
          <table:table-cell table:style-name="Таблица3.A72" office:value-type="string">
            <text:p text:style-name="P33"><text:span text:style-name="Мелкий"/></text:p>
          </table:table-cell>
          <table:table-cell table:style-name="Таблица3.B72" office:value-type="string">
            <text:p text:style-name="P33"><text:span text:style-name="Мелкий"/></text:p>
          </table:table-cell>
          <table:table-cell table:style-name="Таблица3.C72" office:value-type="string">
            <text:p text:style-name="P33"><text:span text:style-name="Мелкий"/></text:p>
          </table:table-cell>
          <table:table-cell table:style-name="Таблица3.D72" office:value-type="string">
            <text:p text:style-name="P33"><text:span text:style-name="Мелкий"/></text:p>
          </table:table-cell>
        </table:table-row>
        <table:table-row table:style-name="Таблица3.73">
          <table:table-cell table:style-name="Таблица3.A73" office:value-type="string">
            <text:p text:style-name="P33"><text:span text:style-name="Мелкий"/></text:p>
          </table:table-cell>
          <table:table-cell table:style-name="Таблица3.B73" office:value-type="string">
            <text:p text:style-name="P33"><text:span text:style-name="Мелкий"/></text:p>
          </table:table-cell>
          <table:table-cell table:style-name="Таблица3.C73" office:value-type="string">
            <text:p text:style-name="P33"><text:span text:style-name="Мелкий"/></text:p>
          </table:table-cell>
          <table:table-cell table:style-name="Таблица3.D73" office:value-type="string">
            <text:p text:style-name="P33"><text:span text:style-name="Мелкий"/></text:p>
          </table:table-cell>
        </table:table-row>
        <table:table-row table:style-name="Таблица3.74">
          <table:table-cell table:style-name="Таблица3.A74" office:value-type="string">
            <text:p text:style-name="P33"><text:span text:style-name="Мелкий"/></text:p>
          </table:table-cell>
          <table:table-cell table:style-name="Таблица3.B74" office:value-type="string">
            <text:p text:style-name="P33"><text:span text:style-name="Мелкий"/></text:p>
          </table:table-cell>
          <table:table-cell table:style-name="Таблица3.C74" office:value-type="string">
            <text:p text:style-name="P33"><text:span text:style-name="Мелкий"/></text:p>
          </table:table-cell>
          <table:table-cell table:style-name="Таблица3.D74" office:value-type="string">
            <text:p text:style-name="P33"><text:span text:style-name="Мелкий"/></text:p>
          </table:table-cell>
        </table:table-row>
        <table:table-row table:style-name="Таблица3.75">
          <table:table-cell table:style-name="Таблица3.A75" office:value-type="string">
            <text:p text:style-name="P33"><text:span text:style-name="Мелкий"/></text:p>
          </table:table-cell>
          <table:table-cell table:style-name="Таблица3.B75" office:value-type="string">
            <text:p text:style-name="P33"><text:span text:style-name="Мелкий"/></text:p>
          </table:table-cell>
          <table:table-cell table:style-name="Таблица3.C75" office:value-type="string">
            <text:p text:style-name="P33"><text:span text:style-name="Мелкий"/></text:p>
          </table:table-cell>
          <table:table-cell table:style-name="Таблица3.D75" office:value-type="string">
            <text:p text:style-name="P33"><text:span text:style-name="Мелкий"/></text:p>
          </table:table-cell>
        </table:table-row>
        <table:table-row table:style-name="Таблица3.76">
          <table:table-cell table:style-name="Таблица3.A76" office:value-type="string">
            <text:p text:style-name="P33"><text:span text:style-name="Мелкий"/></text:p>
          </table:table-cell>
          <table:table-cell table:style-name="Таблица3.B76" office:value-type="string">
            <text:p text:style-name="P33"><text:span text:style-name="Мелкий"/></text:p>
          </table:table-cell>
          <table:table-cell table:style-name="Таблица3.C76" office:value-type="string">
            <text:p text:style-name="P33"><text:span text:style-name="Мелкий"/></text:p>
          </table:table-cell>
          <table:table-cell table:style-name="Таблица3.D76" office:value-type="string">
            <text:p text:style-name="P33"><text:span text:style-name="Мелкий"/></text:p>
          </table:table-cell>
        </table:table-row>
        <table:table-row table:style-name="Таблица3.77">
          <table:table-cell table:style-name="Таблица3.A77" office:value-type="string">
            <text:p text:style-name="P33"><text:span text:style-name="Мелкий"/></text:p>
          </table:table-cell>
          <table:table-cell table:style-name="Таблица3.B77" office:value-type="string">
            <text:p text:style-name="P33"><text:span text:style-name="Мелкий"/></text:p>
          </table:table-cell>
          <table:table-cell table:style-name="Таблица3.C77" office:value-type="string">
            <text:p text:style-name="P33"><text:span text:style-name="Мелкий"/></text:p>
          </table:table-cell>
          <table:table-cell table:style-name="Таблица3.D77" office:value-type="string">
            <text:p text:style-name="P33"><text:span text:style-name="Мелкий"/></text:p>
          </table:table-cell>
        </table:table-row>
        <table:table-row table:style-name="Таблица3.78">
          <table:table-cell table:style-name="Таблица3.A78" office:value-type="string">
            <text:p text:style-name="P33"><text:span text:style-name="Мелкий"/></text:p>
          </table:table-cell>
          <table:table-cell table:style-name="Таблица3.B78" office:value-type="string">
            <text:p text:style-name="P33"><text:span text:style-name="Мелкий"/></text:p>
          </table:table-cell>
          <table:table-cell table:style-name="Таблица3.C78" office:value-type="string">
            <text:p text:style-name="P33"><text:span text:style-name="Мелкий"/></text:p>
          </table:table-cell>
          <table:table-cell table:style-name="Таблица3.D78" office:value-type="string">
            <text:p text:style-name="P33"><text:span text:style-name="Мелкий"/></text:p>
          </table:table-cell>
        </table:table-row>
        <table:table-row table:style-name="Таблица3.79">
          <table:table-cell table:style-name="Таблица3.A79" office:value-type="string">
            <text:p text:style-name="P33"><text:span text:style-name="Мелкий"/></text:p>
          </table:table-cell>
          <table:table-cell table:style-name="Таблица3.B79" office:value-type="string">
            <text:p text:style-name="P33"><text:span text:style-name="Мелкий"/></text:p>
          </table:table-cell>
          <table:table-cell table:style-name="Таблица3.C79" office:value-type="string">
            <text:p text:style-name="P33"><text:span text:style-name="Мелкий"/></text:p>
          </table:table-cell>
          <table:table-cell table:style-name="Таблица3.D79" office:value-type="string">
            <text:p text:style-name="P33"><text:span text:style-name="Мелкий"/></text:p>
          </table:table-cell>
        </table:table-row>
        <table:table-row table:style-name="Таблица3.80">
          <table:table-cell table:style-name="Таблица3.A80" office:value-type="string">
            <text:p text:style-name="P33"><text:span text:style-name="Мелкий"/></text:p>
          </table:table-cell>
          <table:table-cell table:style-name="Таблица3.B80" office:value-type="string">
            <text:p text:style-name="P33"><text:span text:style-name="Мелкий"/></text:p>
          </table:table-cell>
          <table:table-cell table:style-name="Таблица3.C80" office:value-type="string">
            <text:p text:style-name="P33"><text:span text:style-name="Мелкий"/></text:p>
          </table:table-cell>
          <table:table-cell table:style-name="Таблица3.D80" office:value-type="string">
            <text:p text:style-name="P33"><text:span text:style-name="Мелкий"/></text:p>
          </table:table-cell>
        </table:table-row>
        <table:table-row table:style-name="Таблица3.81">
          <table:table-cell table:style-name="Таблица3.A81" office:value-type="string">
            <text:p text:style-name="P33"><text:span text:style-name="Мелкий"/></text:p>
          </table:table-cell>
          <table:table-cell table:style-name="Таблица3.B81" office:value-type="string">
            <text:p text:style-name="P33"><text:span text:style-name="Мелкий"/></text:p>
          </table:table-cell>
          <table:table-cell table:style-name="Таблица3.C81" office:value-type="string">
            <text:p text:style-name="P33"><text:span text:style-name="Мелкий"/></text:p>
          </table:table-cell>
          <table:table-cell table:style-name="Таблица3.D81" office:value-type="string">
            <text:p text:style-name="P33"><text:span text:style-name="Мелкий"/></text:p>
          </table:table-cell>
        </table:table-row>
        <table:table-row table:style-name="Таблица3.82">
          <table:table-cell table:style-name="Таблица3.A82" office:value-type="string">
            <text:p text:style-name="P33"><text:span text:style-name="Мелкий"/></text:p>
          </table:table-cell>
          <table:table-cell table:style-name="Таблица3.B82" office:value-type="string">
            <text:p text:style-name="P33"><text:span text:style-name="Мелкий"/></text:p>
          </table:table-cell>
          <table:table-cell table:style-name="Таблица3.C82" office:value-type="string">
            <text:p text:style-name="P33"><text:span text:style-name="Мелкий"/></text:p>
          </table:table-cell>
          <table:table-cell table:style-name="Таблица3.D82" office:value-type="string">
            <text:p text:style-name="P33"><text:span text:style-name="Мелкий"/></text:p>
          </table:table-cell>
        </table:table-row>
        <table:table-row table:style-name="Таблица3.83">
          <table:table-cell table:style-name="Таблица3.A83" office:value-type="string">
            <text:p text:style-name="P33"><text:span text:style-name="Мелкий"/></text:p>
          </table:table-cell>
          <table:table-cell table:style-name="Таблица3.B83" office:value-type="string">
            <text:p text:style-name="P33"><text:span text:style-name="Мелкий"/></text:p>
          </table:table-cell>
          <table:table-cell table:style-name="Таблица3.C83" office:value-type="string">
            <text:p text:style-name="P33"><text:span text:style-name="Мелкий"/></text:p>
          </table:table-cell>
          <table:table-cell table:style-name="Таблица3.D83" office:value-type="string">
            <text:p text:style-name="P33"><text:span text:style-name="Мелкий"/></text:p>
          </table:table-cell>
        </table:table-row>
        <table:table-row table:style-name="Таблица3.84">
          <table:table-cell table:style-name="Таблица3.A84" office:value-type="string">
            <text:p text:style-name="P33"><text:span text:style-name="Мелкий"/></text:p>
          </table:table-cell>
          <table:table-cell table:style-name="Таблица3.B84" office:value-type="string">
            <text:p text:style-name="P33"><text:span text:style-name="Мелкий"/></text:p>
          </table:table-cell>
          <table:table-cell table:style-name="Таблица3.C84" office:value-type="string">
            <text:p text:style-name="P33"><text:span text:style-name="Мелкий"/></text:p>
          </table:table-cell>
          <table:table-cell table:style-name="Таблица3.D84" office:value-type="string">
            <text:p text:style-name="P33"><text:span text:style-name="Мелкий"/></text:p>
          </table:table-cell>
        </table:table-row>
        <text:soft-page-break/>
        <table:table-row table:style-name="Таблица3.85">
          <table:table-cell table:style-name="Таблица3.A85" office:value-type="string">
            <text:p text:style-name="P33"><text:span text:style-name="Мелкий"/></text:p>
          </table:table-cell>
          <table:table-cell table:style-name="Таблица3.B85" office:value-type="string">
            <text:p text:style-name="P33"><text:span text:style-name="Мелкий"/></text:p>
          </table:table-cell>
          <table:table-cell table:style-name="Таблица3.C85" office:value-type="string">
            <text:p text:style-name="P33"><text:span text:style-name="Мелкий"/></text:p>
          </table:table-cell>
          <table:table-cell table:style-name="Таблица3.D85" office:value-type="string">
            <text:p text:style-name="P33"><text:span text:style-name="Мелкий"/></text:p>
          </table:table-cell>
        </table:table-row>
        <table:table-row table:style-name="Таблица3.86">
          <table:table-cell table:style-name="Таблица3.A86" office:value-type="string">
            <text:p text:style-name="P33"><text:span text:style-name="Мелкий"/></text:p>
          </table:table-cell>
          <table:table-cell table:style-name="Таблица3.B86" office:value-type="string">
            <text:p text:style-name="P33"><text:span text:style-name="Мелкий"/></text:p>
          </table:table-cell>
          <table:table-cell table:style-name="Таблица3.C86" office:value-type="string">
            <text:p text:style-name="P33"><text:span text:style-name="Мелкий"/></text:p>
          </table:table-cell>
          <table:table-cell table:style-name="Таблица3.D86" office:value-type="string">
            <text:p text:style-name="P33"><text:span text:style-name="Мелкий"/></text:p>
          </table:table-cell>
        </table:table-row>
        <table:table-row table:style-name="Таблица3.87">
          <table:table-cell table:style-name="Таблица3.A87" office:value-type="string">
            <text:p text:style-name="P33"><text:span text:style-name="Мелкий"/></text:p>
          </table:table-cell>
          <table:table-cell table:style-name="Таблица3.B87" office:value-type="string">
            <text:p text:style-name="P33"><text:span text:style-name="Мелкий"/></text:p>
          </table:table-cell>
          <table:table-cell table:style-name="Таблица3.C87" office:value-type="string">
            <text:p text:style-name="P33"><text:span text:style-name="Мелкий"/></text:p>
          </table:table-cell>
          <table:table-cell table:style-name="Таблица3.D87" office:value-type="string">
            <text:p text:style-name="P33"><text:span text:style-name="Мелкий"/></text:p>
          </table:table-cell>
        </table:table-row>
        <table:table-row table:style-name="Таблица3.88">
          <table:table-cell table:style-name="Таблица3.A88" office:value-type="string">
            <text:p text:style-name="P33"><text:span text:style-name="Мелкий"/></text:p>
          </table:table-cell>
          <table:table-cell table:style-name="Таблица3.B88" office:value-type="string">
            <text:p text:style-name="P33"><text:span text:style-name="Мелкий"/></text:p>
          </table:table-cell>
          <table:table-cell table:style-name="Таблица3.C88" office:value-type="string">
            <text:p text:style-name="P33"><text:span text:style-name="Мелкий"/></text:p>
          </table:table-cell>
          <table:table-cell table:style-name="Таблица3.D88" office:value-type="string">
            <text:p text:style-name="P33"><text:span text:style-name="Мелкий"/></text:p>
          </table:table-cell>
        </table:table-row>
        <table:table-row table:style-name="Таблица3.89">
          <table:table-cell table:style-name="Таблица3.A89" office:value-type="string">
            <text:p text:style-name="P33"><text:span text:style-name="Мелкий"/></text:p>
          </table:table-cell>
          <table:table-cell table:style-name="Таблица3.B89" office:value-type="string">
            <text:p text:style-name="P33"><text:span text:style-name="Мелкий"/></text:p>
          </table:table-cell>
          <table:table-cell table:style-name="Таблица3.C89" office:value-type="string">
            <text:p text:style-name="P33"><text:span text:style-name="Мелкий"/></text:p>
          </table:table-cell>
          <table:table-cell table:style-name="Таблица3.D89" office:value-type="string">
            <text:p text:style-name="P33"><text:span text:style-name="Мелкий"/></text:p>
          </table:table-cell>
        </table:table-row>
        <table:table-row table:style-name="Таблица3.90">
          <table:table-cell table:style-name="Таблица3.A90" office:value-type="string">
            <text:p text:style-name="P33"><text:span text:style-name="Мелкий"/></text:p>
          </table:table-cell>
          <table:table-cell table:style-name="Таблица3.B90" office:value-type="string">
            <text:p text:style-name="P33"><text:span text:style-name="Мелкий"/></text:p>
          </table:table-cell>
          <table:table-cell table:style-name="Таблица3.C90" office:value-type="string">
            <text:p text:style-name="P33"><text:span text:style-name="Мелкий"/></text:p>
          </table:table-cell>
          <table:table-cell table:style-name="Таблица3.D90" office:value-type="string">
            <text:p text:style-name="P33"><text:span text:style-name="Мелкий"/></text:p>
          </table:table-cell>
        </table:table-row>
        <table:table-row table:style-name="Таблица3.91">
          <table:table-cell table:style-name="Таблица3.A91" office:value-type="string">
            <text:p text:style-name="P33"><text:span text:style-name="Мелкий"/></text:p>
          </table:table-cell>
          <table:table-cell table:style-name="Таблица3.B91" office:value-type="string">
            <text:p text:style-name="P33"><text:span text:style-name="Мелкий"/></text:p>
          </table:table-cell>
          <table:table-cell table:style-name="Таблица3.C91" office:value-type="string">
            <text:p text:style-name="P33"><text:span text:style-name="Мелкий"/></text:p>
          </table:table-cell>
          <table:table-cell table:style-name="Таблица3.D91" office:value-type="string">
            <text:p text:style-name="P33"><text:span text:style-name="Мелкий"/></text:p>
          </table:table-cell>
        </table:table-row>
        <table:table-row table:style-name="Таблица3.92">
          <table:table-cell table:style-name="Таблица3.A92" office:value-type="string">
            <text:p text:style-name="P33"><text:span text:style-name="Мелкий"/></text:p>
          </table:table-cell>
          <table:table-cell table:style-name="Таблица3.B92" office:value-type="string">
            <text:p text:style-name="P33"><text:span text:style-name="Мелкий"/></text:p>
          </table:table-cell>
          <table:table-cell table:style-name="Таблица3.C92" office:value-type="string">
            <text:p text:style-name="P33"><text:span text:style-name="Мелкий"/></text:p>
          </table:table-cell>
          <table:table-cell table:style-name="Таблица3.D92" office:value-type="string">
            <text:p text:style-name="P33"><text:span text:style-name="Мелкий"/></text:p>
          </table:table-cell>
        </table:table-row>
        <table:table-row table:style-name="Таблица3.93">
          <table:table-cell table:style-name="Таблица3.A93" office:value-type="string">
            <text:p text:style-name="P33"><text:span text:style-name="Мелкий"/></text:p>
          </table:table-cell>
          <table:table-cell table:style-name="Таблица3.B93" office:value-type="string">
            <text:p text:style-name="P33"><text:span text:style-name="Мелкий"/></text:p>
          </table:table-cell>
          <table:table-cell table:style-name="Таблица3.C93" office:value-type="string">
            <text:p text:style-name="P33"><text:span text:style-name="Мелкий"/></text:p>
          </table:table-cell>
          <table:table-cell table:style-name="Таблица3.D93" office:value-type="string">
            <text:p text:style-name="P33"><text:span text:style-name="Мелкий"/></text:p>
          </table:table-cell>
        </table:table-row>
        <table:table-row table:style-name="Таблица3.94">
          <table:table-cell table:style-name="Таблица3.A94" office:value-type="string">
            <text:p text:style-name="P33"><text:span text:style-name="Мелкий"/></text:p>
          </table:table-cell>
          <table:table-cell table:style-name="Таблица3.B94" office:value-type="string">
            <text:p text:style-name="P33"><text:span text:style-name="Мелкий"/></text:p>
          </table:table-cell>
          <table:table-cell table:style-name="Таблица3.C94" office:value-type="string">
            <text:p text:style-name="P33"><text:span text:style-name="Мелкий"/></text:p>
          </table:table-cell>
          <table:table-cell table:style-name="Таблица3.D94" office:value-type="string">
            <text:p text:style-name="P33"><text:span text:style-name="Мелкий"/></text:p>
          </table:table-cell>
        </table:table-row>
        <table:table-row table:style-name="Таблица3.95">
          <table:table-cell table:style-name="Таблица3.A95" office:value-type="string">
            <text:p text:style-name="P33"><text:span text:style-name="Мелкий"/></text:p>
          </table:table-cell>
          <table:table-cell table:style-name="Таблица3.B95" office:value-type="string">
            <text:p text:style-name="P33"><text:span text:style-name="Мелкий"/></text:p>
          </table:table-cell>
          <table:table-cell table:style-name="Таблица3.C95" office:value-type="string">
            <text:p text:style-name="P33"><text:span text:style-name="Мелкий"/></text:p>
          </table:table-cell>
          <table:table-cell table:style-name="Таблица3.D95" office:value-type="string">
            <text:p text:style-name="P33"><text:span text:style-name="Мелкий"/></text:p>
          </table:table-cell>
        </table:table-row>
        <table:table-row table:style-name="Таблица3.96">
          <table:table-cell table:style-name="Таблица3.A96" office:value-type="string">
            <text:p text:style-name="P33"><text:span text:style-name="Мелкий"/></text:p>
          </table:table-cell>
          <table:table-cell table:style-name="Таблица3.B96" office:value-type="string">
            <text:p text:style-name="P33"><text:span text:style-name="Мелкий"/></text:p>
          </table:table-cell>
          <table:table-cell table:style-name="Таблица3.C96" office:value-type="string">
            <text:p text:style-name="P33"><text:span text:style-name="Мелкий"/></text:p>
          </table:table-cell>
          <table:table-cell table:style-name="Таблица3.D96" office:value-type="string">
            <text:p text:style-name="P33"><text:span text:style-name="Мелкий"/></text:p>
          </table:table-cell>
        </table:table-row>
        <table:table-row table:style-name="Таблица3.97">
          <table:table-cell table:style-name="Таблица3.A97" office:value-type="string">
            <text:p text:style-name="P33"><text:span text:style-name="Мелкий"/></text:p>
          </table:table-cell>
          <table:table-cell table:style-name="Таблица3.B97" office:value-type="string">
            <text:p text:style-name="P33"><text:span text:style-name="Мелкий"/></text:p>
          </table:table-cell>
          <table:table-cell table:style-name="Таблица3.C97" office:value-type="string">
            <text:p text:style-name="P33"><text:span text:style-name="Мелкий"/></text:p>
          </table:table-cell>
          <table:table-cell table:style-name="Таблица3.D97" office:value-type="string">
            <text:p text:style-name="P33"><text:span text:style-name="Мелкий"/></text:p>
          </table:table-cell>
        </table:table-row>
        <table:table-row table:style-name="Таблица3.98">
          <table:table-cell table:style-name="Таблица3.A98" office:value-type="string">
            <text:p text:style-name="P33"><text:span text:style-name="Мелкий"/></text:p>
          </table:table-cell>
          <table:table-cell table:style-name="Таблица3.B98" office:value-type="string">
            <text:p text:style-name="P33"><text:span text:style-name="Мелкий"/></text:p>
          </table:table-cell>
          <table:table-cell table:style-name="Таблица3.C98" office:value-type="string">
            <text:p text:style-name="P33"><text:span text:style-name="Мелкий"/></text:p>
          </table:table-cell>
          <table:table-cell table:style-name="Таблица3.D98" office:value-type="string">
            <text:p text:style-name="P33"><text:span text:style-name="Мелкий"/></text:p>
          </table:table-cell>
        </table:table-row>
        <table:table-row table:style-name="Таблица3.99">
          <table:table-cell table:style-name="Таблица3.A99" office:value-type="string">
            <text:p text:style-name="P33"><text:span text:style-name="Мелкий"/></text:p>
          </table:table-cell>
          <table:table-cell table:style-name="Таблица3.B99" office:value-type="string">
            <text:p text:style-name="P33"><text:span text:style-name="Мелкий"/></text:p>
          </table:table-cell>
          <table:table-cell table:style-name="Таблица3.C99" office:value-type="string">
            <text:p text:style-name="P33"><text:span text:style-name="Мелкий"/></text:p>
          </table:table-cell>
          <table:table-cell table:style-name="Таблица3.D99" office:value-type="string">
            <text:p text:style-name="P33"><text:span text:style-name="Мелкий"/></text:p>
          </table:table-cell>
        </table:table-row>
        <table:table-row table:style-name="Таблица3.100">
          <table:table-cell table:style-name="Таблица3.A100" office:value-type="string">
            <text:p text:style-name="P33"><text:span text:style-name="Мелкий"/></text:p>
          </table:table-cell>
          <table:table-cell table:style-name="Таблица3.B100" office:value-type="string">
            <text:p text:style-name="P33"><text:span text:style-name="Мелкий"/></text:p>
          </table:table-cell>
          <table:table-cell table:style-name="Таблица3.C100" office:value-type="string">
            <text:p text:style-name="P33"><text:span text:style-name="Мелкий"/></text:p>
          </table:table-cell>
          <table:table-cell table:style-name="Таблица3.D100" office:value-type="string">
            <text:p text:style-name="P33"><text:span text:style-name="Мелкий"/></text:p>
          </table:table-cell>
        </table:table-row>
        <table:table-row table:style-name="Таблица3.101">
          <table:table-cell table:style-name="Таблица3.A101" office:value-type="string">
            <text:p text:style-name="P33"><text:span text:style-name="Мелкий"/></text:p>
          </table:table-cell>
          <table:table-cell table:style-name="Таблица3.B101" office:value-type="string">
            <text:p text:style-name="P33"><text:span text:style-name="Мелкий"/></text:p>
          </table:table-cell>
          <table:table-cell table:style-name="Таблица3.C101" office:value-type="string">
            <text:p text:style-name="P33"><text:span text:style-name="Мелкий"/></text:p>
          </table:table-cell>
          <table:table-cell table:style-name="Таблица3.D101" office:value-type="string">
            <text:p text:style-name="P33"><text:span text:style-name="Мелкий"/></text:p>
          </table:table-cell>
        </table:table-row>
        <table:table-row table:style-name="Таблица3.102">
          <table:table-cell table:style-name="Таблица3.A102" office:value-type="string">
            <text:p text:style-name="P33"><text:span text:style-name="Мелкий"/></text:p>
          </table:table-cell>
          <table:table-cell table:style-name="Таблица3.B102" office:value-type="string">
            <text:p text:style-name="P33"><text:span text:style-name="Мелкий"/></text:p>
          </table:table-cell>
          <table:table-cell table:style-name="Таблица3.C102" office:value-type="string">
            <text:p text:style-name="P33"><text:span text:style-name="Мелкий"/></text:p>
          </table:table-cell>
          <table:table-cell table:style-name="Таблица3.D102" office:value-type="string">
            <text:p text:style-name="P33"><text:span text:style-name="Мелкий"/></text:p>
          </table:table-cell>
        </table:table-row>
        <table:table-row table:style-name="Таблица3.103">
          <table:table-cell table:style-name="Таблица3.A103" office:value-type="string">
            <text:p text:style-name="P33"><text:span text:style-name="Мелкий"/></text:p>
          </table:table-cell>
          <table:table-cell table:style-name="Таблица3.B103" office:value-type="string">
            <text:p text:style-name="P33"><text:span text:style-name="Мелкий"/></text:p>
          </table:table-cell>
          <table:table-cell table:style-name="Таблица3.C103" office:value-type="string">
            <text:p text:style-name="P33"><text:span text:style-name="Мелкий"/></text:p>
          </table:table-cell>
          <table:table-cell table:style-name="Таблица3.D103" office:value-type="string">
            <text:p text:style-name="P33"><text:span text:style-name="Мелкий"/></text:p>
          </table:table-cell>
        </table:table-row>
        <table:table-row table:style-name="Таблица3.104">
          <table:table-cell table:style-name="Таблица3.A104" office:value-type="string">
            <text:p text:style-name="P33"><text:span text:style-name="Мелкий"/></text:p>
          </table:table-cell>
          <table:table-cell table:style-name="Таблица3.B104" office:value-type="string">
            <text:p text:style-name="P33"><text:span text:style-name="Мелкий"/></text:p>
          </table:table-cell>
          <table:table-cell table:style-name="Таблица3.C104" office:value-type="string">
            <text:p text:style-name="P33"><text:span text:style-name="Мелкий"/></text:p>
          </table:table-cell>
          <table:table-cell table:style-name="Таблица3.D104" office:value-type="string">
            <text:p text:style-name="P33"><text:span text:style-name="Мелкий"/></text:p>
          </table:table-cell>
        </table:table-row>
        <table:table-row table:style-name="Таблица3.105">
          <table:table-cell table:style-name="Таблица3.A105" office:value-type="string">
            <text:p text:style-name="P33"><text:span text:style-name="Мелкий"/></text:p>
          </table:table-cell>
          <table:table-cell table:style-name="Таблица3.B105" office:value-type="string">
            <text:p text:style-name="P33"><text:span text:style-name="Мелкий"/></text:p>
          </table:table-cell>
          <table:table-cell table:style-name="Таблица3.C105" office:value-type="string">
            <text:p text:style-name="P33"><text:span text:style-name="Мелкий"/></text:p>
          </table:table-cell>
          <table:table-cell table:style-name="Таблица3.D105" office:value-type="string">
            <text:p text:style-name="P33"><text:span text:style-name="Мелкий"/></text:p>
          </table:table-cell>
        </table:table-row>
        <table:table-row table:style-name="Таблица3.106">
          <table:table-cell table:style-name="Таблица3.A106" office:value-type="string">
            <text:p text:style-name="P33"><text:span text:style-name="Мелкий"/></text:p>
          </table:table-cell>
          <table:table-cell table:style-name="Таблица3.B106" office:value-type="string">
            <text:p text:style-name="P33"><text:span text:style-name="Мелкий"/></text:p>
          </table:table-cell>
          <table:table-cell table:style-name="Таблица3.C106" office:value-type="string">
            <text:p text:style-name="P33"><text:span text:style-name="Мелкий"/></text:p>
          </table:table-cell>
          <table:table-cell table:style-name="Таблица3.D106" office:value-type="string">
            <text:p text:style-name="P33"><text:span text:style-name="Мелкий"/></text:p>
          </table:table-cell>
        </table:table-row>
        <table:table-row table:style-name="Таблица3.107">
          <table:table-cell table:style-name="Таблица3.A107" office:value-type="string">
            <text:p text:style-name="P33"><text:span text:style-name="Мелкий"/></text:p>
          </table:table-cell>
          <table:table-cell table:style-name="Таблица3.B107" office:value-type="string">
            <text:p text:style-name="P33"><text:span text:style-name="Мелкий"/></text:p>
          </table:table-cell>
          <table:table-cell table:style-name="Таблица3.C107" office:value-type="string">
            <text:p text:style-name="P33"><text:span text:style-name="Мелкий"/></text:p>
          </table:table-cell>
          <table:table-cell table:style-name="Таблица3.D107" office:value-type="string">
            <text:p text:style-name="P33"><text:span text:style-name="Мелкий"/></text:p>
          </table:table-cell>
        </table:table-row>
        <table:table-row table:style-name="Таблица3.108">
          <table:table-cell table:style-name="Таблица3.A108" office:value-type="string">
            <text:p text:style-name="P33"><text:span text:style-name="Мелкий"/></text:p>
          </table:table-cell>
          <table:table-cell table:style-name="Таблица3.B108" office:value-type="string">
            <text:p text:style-name="P33"><text:span text:style-name="Мелкий"/></text:p>
          </table:table-cell>
          <table:table-cell table:style-name="Таблица3.C108" office:value-type="string">
            <text:p text:style-name="P33"><text:span text:style-name="Мелкий"/></text:p>
          </table:table-cell>
          <table:table-cell table:style-name="Таблица3.D108" office:value-type="string">
            <text:p text:style-name="P33"><text:span text:style-name="Мелкий"/></text:p>
          </table:table-cell>
        </table:table-row>
        <table:table-row table:style-name="Таблица3.109">
          <table:table-cell table:style-name="Таблица3.A109" office:value-type="string">
            <text:p text:style-name="P33"><text:span text:style-name="Мелкий"/></text:p>
          </table:table-cell>
          <table:table-cell table:style-name="Таблица3.B109" office:value-type="string">
            <text:p text:style-name="P33"><text:span text:style-name="Мелкий"/></text:p>
          </table:table-cell>
          <table:table-cell table:style-name="Таблица3.C109" office:value-type="string">
            <text:p text:style-name="P33"><text:span text:style-name="Мелкий"/></text:p>
          </table:table-cell>
          <table:table-cell table:style-name="Таблица3.D109" office:value-type="string">
            <text:p text:style-name="P33"><text:span text:style-name="Мелкий"/></text:p>
          </table:table-cell>
        </table:table-row>
        <table:table-row table:style-name="Таблица3.110">
          <table:table-cell table:style-name="Таблица3.A110" office:value-type="string">
            <text:p text:style-name="P33"><text:span text:style-name="Мелкий"/></text:p>
          </table:table-cell>
          <table:table-cell table:style-name="Таблица3.B110" office:value-type="string">
            <text:p text:style-name="P33"><text:span text:style-name="Мелкий"/></text:p>
          </table:table-cell>
          <table:table-cell table:style-name="Таблица3.C110" office:value-type="string">
            <text:p text:style-name="P33"><text:span text:style-name="Мелкий"/></text:p>
          </table:table-cell>
          <table:table-cell table:style-name="Таблица3.D110" office:value-type="string">
            <text:p text:style-name="P33"><text:span text:style-name="Мелкий"/></text:p>
          </table:table-cell>
        </table:table-row>
        <table:table-row table:style-name="Таблица3.111">
          <table:table-cell table:style-name="Таблица3.A111" office:value-type="string">
            <text:p text:style-name="P33"><text:span text:style-name="Мелкий"/></text:p>
          </table:table-cell>
          <table:table-cell table:style-name="Таблица3.B111" office:value-type="string">
            <text:p text:style-name="P33"><text:span text:style-name="Мелкий"/></text:p>
          </table:table-cell>
          <table:table-cell table:style-name="Таблица3.C111" office:value-type="string">
            <text:p text:style-name="P33"><text:span text:style-name="Мелкий"/></text:p>
          </table:table-cell>
          <table:table-cell table:style-name="Таблица3.D111" office:value-type="string">
            <text:p text:style-name="P33"><text:span text:style-name="Мелкий"/></text:p>
          </table:table-cell>
        </table:table-row>
        <table:table-row table:style-name="Таблица3.112">
          <table:table-cell table:style-name="Таблица3.A112" office:value-type="string">
            <text:p text:style-name="P33"><text:span text:style-name="Мелкий"/></text:p>
          </table:table-cell>
          <table:table-cell table:style-name="Таблица3.B112" office:value-type="string">
            <text:p text:style-name="P33"><text:span text:style-name="Мелкий"/></text:p>
          </table:table-cell>
          <table:table-cell table:style-name="Таблица3.C112" office:value-type="string">
            <text:p text:style-name="P33"><text:span text:style-name="Мелкий"/></text:p>
          </table:table-cell>
          <table:table-cell table:style-name="Таблица3.D112" office:value-type="string">
            <text:p text:style-name="P33"><text:span text:style-name="Мелкий"/></text:p>
          </table:table-cell>
        </table:table-row>
      </table:table>
      <text:h text:style-name="Heading_20_1" text:outline-level="1">4 Отметки о прохождении инструктажа<text:line-break/>по охране труда и пожарной безопасности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1">Инструктаж</text:p>
          </table:table-cell>
          <table:table-cell table:style-name="Таблица4.B1" office:value-type="string">
            <text:p text:style-name="P31">Руководитель практики от Университета</text:p>
          </table:table-cell>
          <table:table-cell table:style-name="Таблица4.C1" office:value-type="string">
            <text:p text:style-name="P31">С инструктажем <text:line-break/>ознакомлен</text:p>
          </table:table-cell>
        </table:table-row>
        <table:table-row table:style-name="Таблица4.1">
          <table:table-cell table:style-name="Таблица4.A1" office:value-type="string">
            <text:p text:style-name="P24">Инструктаж по охране труда</text:p>
          </table:table-cell>
          <table:table-cell table:style-name="Таблица4.B2" office:value-type="string">
            <text:p text:style-name="P25"/>
            <text:p text:style-name="P25"><text:span text:style-name="Подчеркнутый_20_курсив"><text:s text:c="5"/>ассистент каф. АСУ, <text:s text:c="3"/> </text:span></text:p>
            <text:p text:style-name="P31"><text:span text:style-name="Подпись_20_бланка">(должность)</text:span></text:p>
            <text:p text:style-name="P25"><text:span text:style-name="Подчеркнутый"><text:s text:c="16"/> </text:span><text:span text:style-name="T12"> </text:span><text:span text:style-name="Подчеркнутый_20_курсив"><text:s text:c="4"/>А. Е. Косова <text:s/> </text:span></text:p>
            <text:p text:style-name="P23"><text:span text:style-name="Подпись_20_бланка"><text:s text:c="7"/>(подпись) <text:s text:c="18"/>(Ф.И.О.)</text:span></text:p>
            <text:p text:style-name="P25">«<text:span text:style-name="Подчеркнутый_20_курсив"> <text:s text:c="2"/></text:span><text:span text:style-name="Подчеркнутый_20_курсив"><text:span text:style-name="T16">1</text:span></text:span><text:span text:style-name="Подчеркнутый_20_курсив"> <text:s text:c="2"/></text:span>» <text:span text:style-name="Подчеркнутый_20_курсив"><text:s text:c="4"/></text:span><text:span text:style-name="Подчеркнутый_20_курсив"><text:span text:style-name="T16">сентября</text:span></text:span><text:span text:style-name="Подчеркнутый_20_курсив"> <text:s text:c="3"/></text:span><text:s/>20<text:span text:style-name="Подчеркнутый_20_курсив">20</text:span> г.</text:p>
            <text:p text:style-name="P31"><text:span text:style-name="Подпись_20_бланка">(дата)</text:span></text:p>
          </table:table-cell>
          <table:table-cell table:style-name="Таблица4.C2" office:value-type="string">
            <text:p text:style-name="P25"/>
            <text:p text:style-name="P28"><text:tab/>Мазовец А. С.<text:tab/></text:p>
            <text:p text:style-name="P32"><text:span text:style-name="Подпись_20_бланка">(Ф.И.О.)</text:span></text:p>
            <text:p text:style-name="P27"><text:tab/><text:tab/></text:p>
            <text:p text:style-name="P32"><text:span text:style-name="Подпись_20_бланка">(подпись)</text:span></text:p>
            <text:p text:style-name="P26">«<text:span text:style-name="Подчеркнутый_20_курсив"> <text:s text:c="2"/></text:span><text:span text:style-name="Подчеркнутый_20_курсив"><text:span text:style-name="T16">1</text:span></text:span><text:span text:style-name="Подчеркнутый_20_курсив"> <text:s text:c="2"/></text:span>» <text:span text:style-name="Подчеркнутый_20_курсив"><text:s text:c="2"/></text:span><text:span text:style-name="Подчеркнутый_20_курсив"><text:span text:style-name="T16">сентября</text:span></text:span><text:span text:style-name="Подчеркнутый_20_курсив"> <text:s text:c="3"/></text:span><text:s/>20<text:span text:style-name="Подчеркнутый_20_курсив">20</text:span> г.</text:p>
            <text:p text:style-name="P31"><text:span text:style-name="Подпись_20_бланка">(дата)</text:span></text:p>
          </table:table-cell>
        </table:table-row>
        <table:table-row table:style-name="Таблица4.1">
          <table:table-cell table:style-name="Таблица4.A1" office:value-type="string">
            <text:p text:style-name="P24">Инструктаж по технике безопасности</text:p>
          </table:table-cell>
          <table:table-cell table:style-name="Таблица4.B3" office:value-type="string">
            <text:p text:style-name="P25"/>
            <text:p text:style-name="P25"><text:span text:style-name="Подчеркнутый_20_курсив"><text:s text:c="5"/>ассистент каф. АСУ, <text:s text:c="3"/> </text:span></text:p>
            <text:p text:style-name="P31"><text:span text:style-name="Подпись_20_бланка">(должность)</text:span></text:p>
            <text:p text:style-name="P25"><text:span text:style-name="Подчеркнутый"><text:s text:c="16"/> </text:span><text:span text:style-name="T12"> </text:span><text:span text:style-name="Подчеркнутый_20_курсив"><text:s text:c="4"/>А. Е. Косова <text:s/> </text:span></text:p>
            <text:p text:style-name="P23"><text:span text:style-name="Подпись_20_бланка"><text:s text:c="7"/>(подпись) <text:s text:c="18"/>(Ф.И.О.)</text:span></text:p>
            <text:p text:style-name="P26">«<text:span text:style-name="Подчеркнутый_20_курсив"> <text:s text:c="2"/></text:span><text:span text:style-name="Подчеркнутый_20_курсив"><text:span text:style-name="T16">1</text:span></text:span><text:span text:style-name="Подчеркнутый_20_курсив"> <text:s text:c="2"/></text:span>» <text:span text:style-name="Подчеркнутый_20_курсив"><text:s text:c="4"/></text:span><text:span text:style-name="Подчеркнутый_20_курсив"><text:span text:style-name="T16">сентября</text:span></text:span><text:span text:style-name="Подчеркнутый_20_курсив"> <text:s text:c="3"/></text:span><text:s/>20<text:span text:style-name="Подчеркнутый_20_курсив">20</text:span> г.</text:p>
            <text:p text:style-name="P31"><text:span text:style-name="Подпись_20_бланка">(дата)</text:span></text:p>
          </table:table-cell>
          <table:table-cell table:style-name="Таблица4.C3" office:value-type="string">
            <text:p text:style-name="P25"/>
            <text:p text:style-name="P28"><text:span text:style-name="Подчеркнутый"><text:span text:style-name="T3"><text:tab/>Мазовец А. С.<text:tab/></text:span></text:span></text:p>
            <text:p text:style-name="P31"><text:span text:style-name="Подпись_20_бланка">(Ф.И.О.)</text:span></text:p>
            <text:p text:style-name="P27"><text:span text:style-name="Подчеркнутый"><text:span text:style-name="T1"><text:tab/><text:tab/></text:span></text:span></text:p>
            <text:p text:style-name="P31"><text:span text:style-name="Подпись_20_бланка">(подпись)</text:span></text:p>
            <text:p text:style-name="P26">«<text:span text:style-name="Подчеркнутый_20_курсив"> <text:s text:c="2"/></text:span><text:span text:style-name="Подчеркнутый_20_курсив"><text:span text:style-name="T16">1</text:span></text:span><text:span text:style-name="Подчеркнутый_20_курсив"> <text:s text:c="2"/></text:span>» <text:span text:style-name="Подчеркнутый_20_курсив"><text:s text:c="2"/></text:span><text:span text:style-name="Подчеркнутый_20_курсив"><text:span text:style-name="T16">сентября</text:span></text:span><text:span text:style-name="Подчеркнутый_20_курсив"> <text:s text:c="3"/></text:span><text:s/>20<text:span text:style-name="Подчеркнутый_20_курсив">20</text:span> г.</text:p>
            <text:p text:style-name="P31"><text:span text:style-name="Подпись_20_бланка">(дата)</text:span></text:p>
          </table:table-cell>
        </table:table-row>
        <table:table-row table:style-name="Таблица4.1">
          <table:table-cell table:style-name="Таблица4.A1" office:value-type="string">
            <text:p text:style-name="P24">Инструктаж по технике пожарной безопасности</text:p>
          </table:table-cell>
          <table:table-cell table:style-name="Таблица4.B4" office:value-type="string">
            <text:p text:style-name="P25"/>
            <text:p text:style-name="P25"><text:span text:style-name="Подчеркнутый_20_курсив"><text:s text:c="5"/>ассистент каф. АСУ, <text:s text:c="3"/> </text:span></text:p>
            <text:p text:style-name="P31"><text:span text:style-name="Подпись_20_бланка">(должность)</text:span></text:p>
            <text:p text:style-name="P25"><text:span text:style-name="Подчеркнутый"><text:s text:c="16"/> </text:span><text:span text:style-name="T12"> </text:span><text:span text:style-name="Подчеркнутый_20_курсив"><text:s text:c="4"/>А. Е. Косова <text:s/> </text:span></text:p>
            <text:p text:style-name="P23"><text:span text:style-name="Подпись_20_бланка"><text:s text:c="7"/>(подпись) <text:s text:c="18"/>(Ф.И.О.)</text:span></text:p>
            <text:p text:style-name="P26">«<text:span text:style-name="Подчеркнутый_20_курсив"> <text:s text:c="2"/></text:span><text:span text:style-name="Подчеркнутый_20_курсив"><text:span text:style-name="T16">1</text:span></text:span><text:span text:style-name="Подчеркнутый_20_курсив"> <text:s text:c="2"/></text:span>» <text:span text:style-name="Подчеркнутый_20_курсив"><text:s text:c="4"/></text:span><text:span text:style-name="Подчеркнутый_20_курсив"><text:span text:style-name="T16">сентября</text:span></text:span><text:span text:style-name="Подчеркнутый_20_курсив"> <text:s text:c="3"/></text:span><text:s/>20<text:span text:style-name="Подчеркнутый_20_курсив">20</text:span> г.</text:p>
            <text:p text:style-name="P31"><text:span text:style-name="Подпись_20_бланка">(дата)</text:span></text:p>
          </table:table-cell>
          <table:table-cell table:style-name="Таблица4.C4" office:value-type="string">
            <text:p text:style-name="P25"/>
            <text:p text:style-name="P28"><text:span text:style-name="Подчеркнутый"><text:span text:style-name="T3"><text:tab/>Мазовец А. С.<text:tab/></text:span></text:span></text:p>
            <text:p text:style-name="P31"><text:span text:style-name="Подпись_20_бланка">(Ф.И.О.)</text:span></text:p>
            <text:p text:style-name="P27"><text:span text:style-name="Подчеркнутый"><text:span text:style-name="T1"><text:tab/><text:tab/></text:span></text:span></text:p>
            <text:p text:style-name="P31"><text:span text:style-name="Подпись_20_бланка">(подпись)</text:span></text:p>
            <text:p text:style-name="P26">«<text:span text:style-name="Подчеркнутый_20_курсив"> <text:s text:c="2"/></text:span><text:span text:style-name="Подчеркнутый_20_курсив"><text:span text:style-name="T16">1</text:span></text:span><text:span text:style-name="Подчеркнутый_20_курсив"> <text:s text:c="2"/></text:span>» <text:span text:style-name="Подчеркнутый_20_курсив"><text:s text:c="2"/></text:span><text:span text:style-name="Подчеркнутый_20_курсив"><text:span text:style-name="T16">сентября</text:span></text:span><text:span text:style-name="Подчеркнутый_20_курсив"> <text:s text:c="3"/></text:span><text:s/>20<text:span text:style-name="Подчеркнутый_20_курсив">20</text:span> г.</text:p>
            <text:p text:style-name="P31"><text:span text:style-name="Подпись_20_бланка">(дата)</text:span></text:p>
          </table:table-cell>
        </table:table-row>
        <table:table-row table:style-name="Таблица4.1">
          <table:table-cell table:style-name="Таблица4.A1" office:value-type="string">
            <text:p text:style-name="P24">Инструктаж по правилам внутреннего трудового распорядка</text:p>
          </table:table-cell>
          <table:table-cell table:style-name="Таблица4.B5" office:value-type="string">
            <text:p text:style-name="P25"/>
            <text:p text:style-name="P25"><text:span text:style-name="Подчеркнутый_20_курсив"><text:s text:c="5"/>ассистент каф. АСУ, <text:s text:c="3"/> </text:span></text:p>
            <text:p text:style-name="P31"><text:span text:style-name="Подпись_20_бланка">(должность)</text:span></text:p>
            <text:p text:style-name="P25"><text:span text:style-name="Подчеркнутый"><text:s text:c="16"/> </text:span><text:span text:style-name="T12"> </text:span><text:span text:style-name="Подчеркнутый_20_курсив"><text:s text:c="4"/>А. Е. Косова <text:s/> </text:span></text:p>
            <text:p text:style-name="P23"><text:span text:style-name="Подпись_20_бланка"><text:s text:c="7"/>(подпись) <text:s text:c="18"/>(Ф.И.О.)</text:span></text:p>
            <text:p text:style-name="P26">«<text:span text:style-name="Подчеркнутый_20_курсив"> <text:s text:c="2"/></text:span><text:span text:style-name="Подчеркнутый_20_курсив"><text:span text:style-name="T16">1</text:span></text:span><text:span text:style-name="Подчеркнутый_20_курсив"> <text:s text:c="2"/></text:span>» <text:span text:style-name="Подчеркнутый_20_курсив"><text:s text:c="4"/></text:span><text:span text:style-name="Подчеркнутый_20_курсив"><text:span text:style-name="T16">сентября</text:span></text:span><text:span text:style-name="Подчеркнутый_20_курсив"> <text:s text:c="3"/></text:span><text:s/>20<text:span text:style-name="Подчеркнутый_20_курсив">20</text:span> г.</text:p>
            <text:p text:style-name="P31"><text:span text:style-name="Подпись_20_бланка">(дата)</text:span></text:p>
          </table:table-cell>
          <table:table-cell table:style-name="Таблица4.C5" office:value-type="string">
            <text:p text:style-name="P25"/>
            <text:p text:style-name="P28"><text:tab/>Мазовец А. С.<text:tab/></text:p>
            <text:p text:style-name="P31"><text:span text:style-name="Подпись_20_бланка">(Ф.И.О.)</text:span></text:p>
            <text:p text:style-name="P27"><text:tab/><text:tab/></text:p>
            <text:p text:style-name="P31"><text:span text:style-name="Подпись_20_бланка">(подпись)</text:span></text:p>
            <text:p text:style-name="P26">«<text:span text:style-name="Подчеркнутый_20_курсив"> <text:s text:c="2"/></text:span><text:span text:style-name="Подчеркнутый_20_курсив"><text:span text:style-name="T16">1</text:span></text:span><text:span text:style-name="Подчеркнутый_20_курсив"> <text:s text:c="2"/></text:span>» <text:span text:style-name="Подчеркнутый_20_курсив"><text:s text:c="2"/></text:span><text:span text:style-name="Подчеркнутый_20_курсив"><text:span text:style-name="T16">сентября</text:span></text:span><text:span text:style-name="Подчеркнутый_20_курсив"> <text:s text:c="3"/></text:span><text:s/>20<text:span text:style-name="Подчеркнутый_20_курсив">20</text:span> г.</text:p>
            <text:p text:style-name="P31"><text:span text:style-name="Подпись_20_бланка">(дата)</text:span></text:p>
          </table:table-cell>
        </table:table-row>
      </table:table>
      <text:p text:style-name="Бланк"/>
      <text:p text:style-name="Обычный_20__28_по_20_центру_29_">М.П.</text:p>
      <text:h text:style-name="Heading_20_1" text:outline-level="1">5 Оценка работы обучающегося</text:h>
      <text:p text:style-name="P51">(заполняется руководителем практики от профильной организации)</text:p>
      <text:p text:style-name="Бланк_20__28_с_20_абзацем_29_">а) Заключение о работе обучающегося в период практики (технические навыки, активность, дисциплина, участие в производственных мероприятиях, помощь производству 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_20__28_с_20_абзацем_29_">б) поощрения и взыскания (по приказам) 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ез_20_отступа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5">Оценка за практику:</text:p>
          </table:table-cell>
          <table:table-cell table:style-name="Таблица5.A1" office:value-type="string">
            <text:p text:style-name="P45"><text:span text:style-name="Подчеркнутый"><text:span text:style-name="T7"><text:s text:c="26"/> </text:span></text:span></text:p>
          </table:table-cell>
          <table:table-cell table:style-name="Таблица5.A1" office:value-type="string">
            <text:p text:style-name="P46"/>
          </table:table-cell>
        </table:table-row>
        <table:table-row table:style-name="Таблица5.1">
          <table:table-cell table:style-name="Таблица5.A1" office:value-type="string">
            <text:p text:style-name="P21"><text:span text:style-name="T7">Руководитель практики от профильной организации:</text:span></text:p>
          </table:table-cell>
          <table:table-cell table:style-name="Таблица5.A1" office:value-type="string">
            <text:p text:style-name="P54"/>
            <text:p text:style-name="P53"><text:span text:style-name="Подчеркнутый"><text:span text:style-name="T7"><text:s text:c="26"/> </text:span></text:span></text:p>
            <text:p text:style-name="P45"><text:span text:style-name="Подпись_20_бланка"><text:span text:style-name="T7">(подпись)</text:span></text:span></text:p>
          </table:table-cell>
          <table:table-cell table:style-name="Таблица5.A1" office:value-type="string">
            <text:p text:style-name="P54"/>
            <text:p text:style-name="P53"><text:span text:style-name="Подчеркнутый"><text:span text:style-name="T7"><text:s text:c="49"/> </text:span></text:span></text:p>
            <text:p text:style-name="P53"><text:span text:style-name="Подпись_20_бланка"><text:span text:style-name="T7">(должность, Ф.И.О.)</text:span></text:span></text:p>
          </table:table-cell>
        </table:table-row>
        <table:table-row table:style-name="Таблица5.1">
          <table:table-cell table:style-name="Таблица5.A1" office:value-type="string">
            <text:p text:style-name="P22"/>
          </table:table-cell>
          <table:table-cell table:style-name="Таблица5.A1" office:value-type="string">
            <text:p text:style-name="P53"><text:span text:style-name="Мелкий"><text:span text:style-name="T7"/></text:span></text:p>
            <text:p text:style-name="P53"><text:span text:style-name="Мелкий"><text:span text:style-name="T7">М.П.</text:span></text:span></text:p>
          </table:table-cell>
          <table:table-cell table:style-name="Таблица5.A1" office:value-type="string">
            <text:p text:style-name="P54"/>
          </table:table-cell>
        </table:table-row>
      </table:table>
      <text:h text:style-name="Heading_20_1" text:outline-level="1">6 Заключение руководителя практики от Университета</text:h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ез_20_отступа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5">Оценка за практику:</text:p>
          </table:table-cell>
          <table:table-cell table:style-name="Таблица6.A1" office:value-type="string">
            <text:p text:style-name="P45"><text:span text:style-name="Подчеркнутый"><text:span text:style-name="T7"><text:s text:c="26"/> </text:span></text:span></text:p>
          </table:table-cell>
          <table:table-cell table:style-name="Таблица6.A1" office:value-type="string">
            <text:p text:style-name="P46"/>
          </table:table-cell>
        </table:table-row>
        <table:table-row table:style-name="Таблица6.1">
          <table:table-cell table:style-name="Таблица6.A1" office:value-type="string">
            <text:p text:style-name="P21"><text:span text:style-name="T7">Руководитель практики от Университета:</text:span></text:p>
          </table:table-cell>
          <table:table-cell table:style-name="Таблица6.A1" office:value-type="string">
            <text:p text:style-name="P54"/>
            <text:p text:style-name="P53"><text:span text:style-name="Подчеркнутый"><text:span text:style-name="T7"><text:s text:c="26"/> </text:span></text:span></text:p>
            <text:p text:style-name="P53"><text:span text:style-name="Подпись_20_бланка"><text:span text:style-name="T7">(подпись)</text:span></text:span></text:p>
          </table:table-cell>
          <table:table-cell table:style-name="Таблица6.A1" office:value-type="string">
            <text:p text:style-name="P29"/>
            <text:p text:style-name="P30"><text:span text:style-name="Подчеркнутый_20_курсив"><text:span text:style-name="T9"><text:s text:c="47"/> </text:span></text:span></text:p>
            <text:p text:style-name="P30"><text:span text:style-name="Подчеркнутый_20_курсив"><text:span text:style-name="T9"><text:s text:c="47"/> </text:span></text:span></text:p>
            <text:p text:style-name="P53"><text:span text:style-name="Подпись_20_бланка"><text:span text:style-name="T7">(должность, Ф.И.О.)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17"/>
          </table:table-cell>
          <table:table-cell table:style-name="Таблица6.A1" table:number-columns-spanned="2" office:value-type="string">
            <text:p text:style-name="P54"/>
            <text:p text:style-name="P1"><text:span text:style-name="T7">«</text:span><text:span text:style-name="Подчеркнутый"><text:span text:style-name="T7"> <text:s text:c="8"/></text:span></text:span><text:span text:style-name="T7">» </text:span><text:span text:style-name="Подчеркнутый"><text:span text:style-name="T7"><text:s text:c="20"/></text:span></text:span><text:span text:style-name="T7"><text:s/>20</text:span><text:span text:style-name="Подчеркнутый"><text:span text:style-name="T7">20</text:span></text:span><text:span text:style-name="T7"> г.</text:span></text:p>
          </table:table-cell>
          <table:covered-table-cell/>
        </table:table-row>
      </table:table>
      <text:h text:style-name="Heading_20_1" text:outline-level="1">Для заметок<text:bookmark text:name="_GoBack"/></text:h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  <text:p text:style-name="Бланк"><text:span text:style-name="Подчеркнутый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Mistral" svg:font-family="Mist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Бланк" style:family="paragraph" style:parent-style-name="Standard" style:default-outline-level="">
      <style:paragraph-properties fo:margin-left="0cm" fo:margin-right="0cm" fo:text-indent="0cm" style:auto-text-indent="false">
        <style:tab-stops>
          <style:tab-stop style:position="16.503cm" style:type="char" style:char=",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margin-top="10.001cm" fo:margin-bottom="0cm" style:contextual-spacing="true" fo:line-height="100%" fo:text-align="center" style:justify-single-word="false" fo:text-indent="0cm" style:auto-text-indent="false"/>
      <style:text-properties fo:text-transform="uppercase" fo:font-size="16pt" fo:letter-spacing="-0.018cm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По_20_центру" style:display-name="По центру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Одинарный_20_с_20_интервалом" style:display-name="Одинарный с интервалом" style:family="paragraph" style:parent-style-name="Без_20_отступа" style:default-outline-level="">
      <style:paragraph-properties fo:margin-top="0cm" fo:margin-bottom="0.212cm" style:contextual-spacing="false" fo:line-height="100%"/>
    </style:style>
    <style:style style:name="По_20_центру_20_1" style:display-name="По центру 1" style:family="paragraph" style:parent-style-name="По_20_центру" style:default-outline-level="">
      <style:paragraph-properties fo:line-height="10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.251cm" style:auto-text-indent="false"/>
    </style:style>
    <style:style style:name="Без_20_отступа" style:display-name="Без отступа" style:family="paragraph" style:parent-style-name="Standard" style:default-outline-level="">
      <style:paragraph-properties fo:margin-left="0cm" fo:margin-right="0cm" fo:text-indent="0cm" style:auto-text-indent="false"/>
    </style:style>
    <style:style style:name="Влево" style:family="paragraph" style:parent-style-name="Без_20_отступа" style:default-outline-level="">
      <style:paragraph-properties fo:text-align="start" style:justify-single-word="false"/>
    </style:style>
    <style:style style:name="Без_20_отступа_20_1" style:display-name="Без отступа 1" style:family="paragraph" style:parent-style-name="Без_20_отступа" style:default-outline-level="">
      <style:paragraph-properties fo:line-height="100%"/>
    </style:style>
    <style:style style:name="Бланк_20_1" style:display-name="Бланк 1" style:family="paragraph" style:parent-style-name="Бланк" style:default-outline-level="">
      <style:paragraph-properties fo:line-height="100%"/>
    </style:style>
    <style:style style:name="Бланк_20_с_20_отступами" style:display-name="Бланк с отступами" style:family="paragraph" style:parent-style-name="Бланк_20_1" style:default-outline-level="">
      <style:paragraph-properties fo:margin-left="1cm" fo:margin-right="1cm" fo:margin-top="0.106cm" fo:margin-bottom="0cm" style:contextual-spacing="false" fo:text-indent="0cm" style:auto-text-indent="false">
        <style:tab-stops>
          <style:tab-stop style:position="15.503cm" style:type="char" style:char=","/>
        </style:tab-stops>
      </style:paragraph-properties>
    </style:style>
    <style:style style:name="Бланк_20__28_с_20_абзацем_29_" style:display-name="Бланк (с абзацем)" style:family="paragraph" style:parent-style-name="Бланк" style:default-outline-level="">
      <style:paragraph-properties fo:margin-left="0cm" fo:margin-right="0cm" fo:text-indent="1.251cm" style:auto-text-indent="false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Краткая_20_инструкция" style:display-name="Краткая инструкция" style:family="paragraph" style:parent-style-name="Одинарный_20_с_20_интервалом" style:default-outline-level="">
      <style:paragraph-properties fo:margin-left="0.63cm" fo:margin-right="0cm" fo:text-indent="-0.63cm" style:auto-text-indent="false">
        <style:tab-stops>
          <style:tab-stop style:position="0.63cm"/>
        </style:tab-stops>
      </style:paragraph-properties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Должность" style:family="paragraph" style:parent-style-name="Standard" style:default-outline-level="">
      <style:paragraph-properties fo:margin-left="0cm" fo:margin-right="0cm" fo:margin-top="0cm" fo:margin-bottom="0.212cm" style:contextual-spacing="false" fo:line-height="100%" fo:text-align="start" style:justify-single-word="false" fo:text-indent="0cm" style:auto-text-indent="false"/>
    </style:style>
    <style:style style:name="Обычный_20__28_по_20_центру_20__2b__20_одинарный_29_" style:display-name="Обычный (по центру + одинарный)" style:family="paragraph" style:parent-style-name="Standard" style:default-outline-level="">
      <style:paragraph-properties fo:margin-left="0cm" fo:margin-right="0cm" fo:line-height="100%" fo:text-align="center" style:justify-single-word="false" fo:text-indent="0cm" style:auto-text-indent="false"/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бычный_20__28_влево_29_" style:display-name="Обычный (влево)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  <style:text-properties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бычный_20__28_по_20_центру_29_" style:display-name="Обычный (по центру)" style:family="paragraph" style:parent-style-name="Standard" style:default-outline-level="">
      <style:paragraph-properties fo:margin-left="0cm" fo:margin-right="0cm" fo:text-align="center" style:justify-single-word="false" fo:hyphenation-ladder-count="no-limit" fo:text-indent="0cm" style:auto-text-indent="false"/>
      <style:text-properties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letter-spacing="-0.018cm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Полужирный" style:family="text" style:parent-style-name="Default_20_Paragraph_20_Font">
      <style:text-properties fo:font-weight="bold" style:font-weight-asian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Мелкий" style:family="text" style:parent-style-name="Default_20_Paragraph_20_Font">
      <style:text-properties fo:font-size="12pt" style:font-size-asian="12pt"/>
    </style:style>
    <style:style style:name="Подпись_20_бланка" style:display-name="Подпись бланка" style:family="text" style:parent-style-name="Мелкий">
      <style:text-properties fo:font-size="10pt" style:font-size-asian="10pt"/>
    </style:style>
    <style:style style:name="Подчеркнутый" style:family="text" style:parent-style-name="Default_20_Paragraph_20_Font">
      <style:text-properties style:text-underline-style="solid" style:text-underline-width="auto" style:text-underline-color="font-color"/>
    </style:style>
    <style:style style:name="Подчеркнутый_20_курсив" style:display-name="Подчеркнутый курсив" style:family="text">
      <style:text-properties fo:font-style="italic" style:text-underline-style="solid" style:text-underline-width="auto" style:text-underline-color="font-color" style:font-style-asian="italic"/>
    </style:style>
    <style:style style:name="Обычный_20__28_по_20_центру_29__20_Знак" style:display-name="Обычный (по центру)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бразец_20_подписи" style:display-name="Образец подписи" style:family="text">
      <style:text-properties fo:color="#002060" loext:opacity="100%" style:font-name="Mistral" fo:font-family="Mistral" style:font-family-generic="roman" style:font-pitch="variable" fo:font-size="22pt" fo:language="ru" fo:country="RU" style:text-underline-style="none" style:font-size-asian="2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По_20_центру"><text:page-number text:select-page="current">12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Романенко</meta:initial-creator>
    <meta:editing-cycles>10</meta:editing-cycles>
    <meta:creation-date>2020-10-19T12:28:00</meta:creation-date>
    <dc:date>2020-12-12T17:27:14.020492561</dc:date>
    <meta:editing-duration>PT14H53M26S</meta:editing-duration>
    <meta:generator>LibreOffice/7.0.3.1$Linux_X86_64 LibreOffice_project/00$Build-1</meta:generator>
    <meta:document-statistic meta:table-count="6" meta:image-count="0" meta:object-count="0" meta:page-count="12" meta:paragraph-count="292" meta:word-count="620" meta:character-count="5183" meta:non-whitespace-character-count="37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